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ad7f61" officeooo:paragraph-rsid="00ad7f61"/>
    </style:style>
    <style:style style:name="P2" style:family="paragraph" style:parent-style-name="Footer_20_right">
      <style:paragraph-properties fo:text-align="end" style:justify-single-word="false"/>
      <style:text-properties officeooo:paragraph-rsid="002925f6"/>
    </style:style>
    <style:style style:name="P3" style:family="paragraph" style:parent-style-name="Footer_20_right">
      <style:paragraph-properties fo:text-align="end" style:justify-single-word="false"/>
      <style:text-properties officeooo:paragraph-rsid="002780bb"/>
    </style:style>
    <style:style style:name="P4" style:family="paragraph" style:parent-style-name="Standard">
      <style:paragraph-properties fo:text-align="center" style:justify-single-word="false"/>
      <style:text-properties officeooo:rsid="00afbb33" officeooo:paragraph-rsid="00afbb33"/>
    </style:style>
    <style:style style:name="P5" style:family="paragraph" style:parent-style-name="Text_20_body">
      <style:paragraph-properties fo:text-align="center" style:justify-single-word="false"/>
      <style:text-properties officeooo:rsid="00afbb33" officeooo:paragraph-rsid="00afbb33"/>
    </style:style>
    <style:style style:name="P6" style:family="paragraph" style:parent-style-name="Text_20_body">
      <style:text-properties officeooo:rsid="00afbb33" officeooo:paragraph-rsid="00afbb33"/>
    </style:style>
    <style:style style:name="P7" style:family="paragraph" style:parent-style-name="Text_20_body_20_indent">
      <style:text-properties officeooo:rsid="00afbb33" officeooo:paragraph-rsid="00afbb33"/>
    </style:style>
    <style:style style:name="P8" style:family="paragraph" style:parent-style-name="Text_20_body">
      <style:paragraph-properties fo:margin-left="0cm" fo:margin-right="0cm" fo:text-indent="0cm" style:auto-text-indent="false" style:writing-mode="lr-tb"/>
      <style:text-properties fo:background-color="transparent"/>
    </style:style>
    <style:style style:name="P9" style:family="paragraph" style:parent-style-name="Text_20_body">
      <style:paragraph-properties fo:margin-left="0cm" fo:margin-right="0cm" fo:text-indent="0cm" style:auto-text-indent="false" style:writing-mode="lr-tb"/>
      <style:text-properties officeooo:paragraph-rsid="01115572" fo:background-color="transparent"/>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
      <style:paragraph-properties fo:margin-left="0cm" fo:margin-right="0cm" fo:text-indent="0cm" style:auto-text-indent="false" style:writing-mode="lr-tb"/>
      <style:text-properties officeooo:paragraph-rsid="01115572"/>
    </style:style>
    <style:style style:name="P14" style:family="paragraph" style:parent-style-name="Text_20_body">
      <style:paragraph-properties fo:margin-left="0cm" fo:margin-right="0cm" fo:text-indent="0cm" style:auto-text-indent="false" style:writing-mode="lr-tb"/>
    </style:style>
    <style:style style:name="P15" style:family="paragraph" style:parent-style-name="Title" style:master-page-name="First_20_Page">
      <style:paragraph-properties fo:text-align="center" style:justify-single-word="false" style:page-number="auto"/>
      <style:text-properties officeooo:rsid="00afbb33" officeooo:paragraph-rsid="00afbb33"/>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officeooo:paragraph-rsid="00e185be"/>
    </style:style>
    <style:style style:name="P19" style:family="paragraph" style:parent-style-name="Heading_20_1">
      <style:paragraph-properties fo:break-before="page"/>
      <style:text-properties officeooo:paragraph-rsid="01508acd"/>
    </style:style>
    <style:style style:name="P20" style:family="paragraph" style:parent-style-name="Heading_20_1">
      <style:text-properties officeooo:paragraph-rsid="01115572"/>
    </style:style>
    <style:style style:name="P21" style:family="paragraph" style:parent-style-name="Heading_20_1">
      <style:paragraph-properties fo:break-before="page"/>
      <style:text-properties officeooo:rsid="0101f008" officeooo:paragraph-rsid="0101f008"/>
    </style:style>
    <style:style style:name="P22" style:family="paragraph" style:parent-style-name="Heading_20_1">
      <style:text-properties officeooo:rsid="010cd033" officeooo:paragraph-rsid="010cd033"/>
    </style:style>
    <style:style style:name="P23" style:family="paragraph" style:parent-style-name="Heading_20_2">
      <style:text-properties officeooo:paragraph-rsid="01115572"/>
    </style:style>
    <style:style style:name="P24" style:family="paragraph" style:parent-style-name="Text_20_body" style:list-style-name="L1">
      <style:paragraph-properties fo:margin-left="0cm" fo:margin-right="0cm" fo:text-indent="0cm" style:auto-text-indent="false" fo:padding="0cm" fo:border="none" style:writing-mode="lr-tb"/>
      <style:text-properties fo:background-color="transparent"/>
    </style:style>
    <style:style style:name="P25" style:family="paragraph" style:parent-style-name="Text_20_body" style:list-style-name="L1">
      <style:paragraph-properties fo:margin-left="0cm" fo:margin-right="0cm" fo:text-indent="0cm" style:auto-text-indent="false" fo:padding="0cm" fo:border="none" style:writing-mode="lr-tb"/>
      <style:text-properties officeooo:paragraph-rsid="011a975f" fo:background-color="transparent"/>
    </style:style>
    <style:style style:name="P26" style:family="paragraph" style:parent-style-name="Text_20_body" style:list-style-name="L2">
      <style:paragraph-properties fo:margin-left="0cm" fo:margin-right="0cm" fo:text-indent="0cm" style:auto-text-indent="false" fo:padding="0cm" fo:border="none" style:writing-mode="lr-tb"/>
      <style:text-properties fo:background-color="transparent"/>
    </style:style>
    <style:style style:name="P27" style:family="paragraph" style:parent-style-name="Text_20_body" style:list-style-name="L3">
      <style:paragraph-properties fo:margin-left="0cm" fo:margin-right="0cm" fo:text-indent="0cm" style:auto-text-indent="false" fo:padding="0cm" fo:border="none" style:writing-mode="lr-tb"/>
      <style:text-properties officeooo:paragraph-rsid="00de2ec6" fo:background-color="transparent"/>
    </style:style>
    <style:style style:name="P28" style:family="paragraph" style:parent-style-name="Text_20_body" style:list-style-name="L3">
      <style:paragraph-properties fo:margin-left="0cm" fo:margin-right="0cm" fo:text-indent="0cm" style:auto-text-indent="false" fo:padding="0cm" fo:border="none" style:writing-mode="lr-tb"/>
      <style:text-properties fo:background-color="transparent"/>
    </style:style>
    <style:style style:name="P29" style:family="paragraph" style:parent-style-name="Text_20_body" style:list-style-name="L3">
      <style:paragraph-properties fo:margin-left="0cm" fo:margin-right="0cm" fo:text-indent="0cm" style:auto-text-indent="false" fo:padding="0cm" fo:border="none" style:writing-mode="lr-tb"/>
      <style:text-properties officeooo:paragraph-rsid="00dec526" fo:background-color="transparent"/>
    </style:style>
    <style:style style:name="P30" style:family="paragraph" style:parent-style-name="Text_20_body" style:list-style-name="L3">
      <style:paragraph-properties fo:margin-left="0cm" fo:margin-right="0cm" fo:text-indent="0cm" style:auto-text-indent="false" fo:padding="0cm" fo:border="none" style:writing-mode="lr-tb"/>
      <style:text-properties officeooo:paragraph-rsid="0104c340" fo:background-color="transparent"/>
    </style:style>
    <style:style style:name="P31" style:family="paragraph" style:parent-style-name="Text_20_body" style:list-style-name="L4">
      <style:paragraph-properties fo:margin-left="0cm" fo:margin-right="0cm" fo:text-indent="0cm" style:auto-text-indent="false" fo:padding="0cm" fo:border="none" style:writing-mode="lr-tb"/>
      <style:text-properties officeooo:paragraph-rsid="00dec526" fo:background-color="transparent"/>
    </style:style>
    <style:style style:name="P32" style:family="paragraph" style:parent-style-name="Text_20_body" style:list-style-name="L4">
      <style:paragraph-properties fo:margin-left="0cm" fo:margin-right="0cm" fo:text-indent="0cm" style:auto-text-indent="false" fo:padding="0cm" fo:border="none" style:writing-mode="lr-tb"/>
      <style:text-properties officeooo:paragraph-rsid="01065bcc" fo:background-color="transparent"/>
    </style:style>
    <style:style style:name="P33" style:family="paragraph" style:parent-style-name="Text_20_body" style:list-style-name="L5">
      <style:paragraph-properties fo:margin-left="0cm" fo:margin-right="0cm" fo:text-indent="0cm" style:auto-text-indent="false" fo:padding="0cm" fo:border="none" style:writing-mode="lr-tb"/>
      <style:text-properties officeooo:paragraph-rsid="00df06b2" fo:background-color="transparent"/>
    </style:style>
    <style:style style:name="P34" style:family="paragraph" style:parent-style-name="Text_20_body" style:list-style-name="L5">
      <style:paragraph-properties fo:margin-left="0cm" fo:margin-right="0cm" fo:text-indent="0cm" style:auto-text-indent="false" fo:padding="0cm" fo:border="none" style:writing-mode="lr-tb"/>
      <style:text-properties fo:background-color="transparent"/>
    </style:style>
    <style:style style:name="P35" style:family="paragraph" style:parent-style-name="Text_20_body" style:list-style-name="L6">
      <style:paragraph-properties fo:margin-left="0cm" fo:margin-right="0cm" fo:text-indent="0cm" style:auto-text-indent="false" fo:padding="0cm" fo:border="none" style:writing-mode="lr-tb"/>
      <style:text-properties officeooo:paragraph-rsid="00e0429b" fo:background-color="transparent"/>
    </style:style>
    <style:style style:name="P36" style:family="paragraph" style:parent-style-name="Text_20_body" style:list-style-name="L8">
      <style:paragraph-properties fo:margin-left="0cm" fo:margin-right="0cm" fo:text-indent="0cm" style:auto-text-indent="false" fo:padding="0cm" fo:border="none" style:writing-mode="lr-tb"/>
      <style:text-properties fo:background-color="transparent"/>
    </style:style>
    <style:style style:name="P37" style:family="paragraph" style:parent-style-name="Text_20_body" style:list-style-name="L9">
      <style:paragraph-properties fo:margin-left="0cm" fo:margin-right="0cm" fo:text-indent="0cm" style:auto-text-indent="false" fo:padding="0cm" fo:border="none" style:writing-mode="lr-tb"/>
      <style:text-properties fo:background-color="transparent"/>
    </style:style>
    <style:style style:name="P38" style:family="paragraph" style:parent-style-name="Text_20_body" style:list-style-name="L10">
      <style:paragraph-properties fo:margin-left="0cm" fo:margin-right="0cm" fo:text-indent="0cm" style:auto-text-indent="false" fo:padding="0cm" fo:border="none" style:writing-mode="lr-tb"/>
      <style:text-properties fo:background-color="transparent"/>
    </style:style>
    <style:style style:name="P39" style:family="paragraph" style:parent-style-name="Text_20_body" style:list-style-name="L10">
      <style:paragraph-properties fo:margin-left="0cm" fo:margin-right="0cm" fo:text-indent="0cm" style:auto-text-indent="false" fo:padding="0cm" fo:border="none" style:writing-mode="lr-tb"/>
      <style:text-properties officeooo:paragraph-rsid="01508acd" fo:background-color="transparent"/>
    </style:style>
    <style:style style:name="P40" style:family="paragraph" style:parent-style-name="Text_20_body" style:list-style-name="L11">
      <style:paragraph-properties fo:margin-left="0cm" fo:margin-right="0cm" fo:text-indent="0cm" style:auto-text-indent="false" fo:padding="0cm" fo:border="none" style:writing-mode="lr-tb"/>
      <style:text-properties fo:background-color="transparent"/>
    </style:style>
    <style:style style:name="P41" style:family="paragraph" style:parent-style-name="Text_20_body" style:list-style-name="L12">
      <style:paragraph-properties fo:margin-left="0cm" fo:margin-right="0cm" fo:text-indent="0cm" style:auto-text-indent="false" fo:padding="0cm" fo:border="none" style:writing-mode="lr-tb"/>
      <style:text-properties fo:background-color="transparent"/>
    </style:style>
    <style:style style:name="P42" style:family="paragraph" style:parent-style-name="Text_20_body" style:list-style-name="L13">
      <style:paragraph-properties fo:margin-left="0cm" fo:margin-right="0cm" fo:text-indent="0cm" style:auto-text-indent="false" fo:padding="0cm" fo:border="none" style:writing-mode="lr-tb"/>
      <style:text-properties fo:background-color="transparent"/>
    </style:style>
    <style:style style:name="P43" style:family="paragraph" style:parent-style-name="Text_20_body" style:list-style-name="L14">
      <style:paragraph-properties fo:padding="0cm" fo:border="none" style:writing-mode="lr-tb"/>
      <style:text-properties officeooo:paragraph-rsid="014ae20e" fo:background-color="transparent"/>
    </style:style>
    <style:style style:name="P44" style:family="paragraph" style:parent-style-name="Text_20_body" style:list-style-name="L15">
      <style:paragraph-properties fo:margin-left="0cm" fo:margin-right="0cm" fo:text-indent="0cm" style:auto-text-indent="false" fo:padding="0cm" fo:border="none" style:writing-mode="lr-tb"/>
      <style:text-properties fo:background-color="transparent"/>
    </style:style>
    <style:style style:name="P45" style:family="paragraph" style:parent-style-name="Text_20_body" style:list-style-name="L16">
      <style:paragraph-properties style:writing-mode="lr-tb"/>
      <style:text-properties fo:background-color="transparent"/>
    </style:style>
    <style:style style:name="P46" style:family="paragraph" style:parent-style-name="Text_20_body" style:list-style-name="L17">
      <style:paragraph-properties style:writing-mode="lr-tb"/>
      <style:text-properties fo:background-color="transparent"/>
    </style:style>
    <style:style style:name="P47" style:family="paragraph" style:parent-style-name="Text_20_body" style:list-style-name="L18">
      <style:paragraph-properties fo:margin-left="0cm" fo:margin-right="0cm" fo:text-indent="0cm" style:auto-text-indent="false" fo:padding="0cm" fo:border="none" style:writing-mode="lr-tb"/>
      <style:text-properties fo:background-color="transparent"/>
    </style:style>
    <style:style style:name="P48" style:family="paragraph" style:parent-style-name="Text_20_body" style:list-style-name="L19">
      <style:paragraph-properties fo:margin-left="0cm" fo:margin-right="0cm" fo:text-indent="0cm" style:auto-text-indent="false" fo:padding="0cm" fo:border="none" style:writing-mode="lr-tb"/>
      <style:text-properties fo:background-color="transparent"/>
    </style:style>
    <style:style style:name="P49" style:family="paragraph" style:parent-style-name="Text_20_body" style:list-style-name="L20">
      <style:paragraph-properties fo:text-align="start" style:justify-single-word="false" style:writing-mode="lr-tb"/>
      <style:text-properties officeooo:paragraph-rsid="00f3bf6c" fo:background-color="transparent"/>
    </style:style>
    <style:style style:name="P50" style:family="paragraph" style:parent-style-name="Text_20_body" style:list-style-name="L23">
      <style:paragraph-properties style:writing-mode="lr-tb"/>
      <style:text-properties fo:background-color="transparent"/>
    </style:style>
    <style:style style:name="P51" style:family="paragraph" style:parent-style-name="Text_20_body" style:list-style-name="L24">
      <style:paragraph-properties style:writing-mode="lr-tb"/>
      <style:text-properties fo:background-color="transparent"/>
    </style:style>
    <style:style style:name="P52" style:family="paragraph" style:parent-style-name="Text_20_body">
      <style:paragraph-properties fo:margin-left="0cm" fo:margin-right="0cm" fo:text-indent="0cm" style:auto-text-indent="false" style:writing-mode="lr-tb"/>
      <style:text-properties officeooo:paragraph-rsid="01115572" fo:background-color="transparent"/>
    </style:style>
    <style:style style:name="P53" style:family="paragraph" style:parent-style-name="Text_20_body" style:list-style-name="L25">
      <style:paragraph-properties fo:margin-left="0cm" fo:margin-right="0cm" fo:text-indent="0cm" style:auto-text-indent="false" fo:padding="0cm" fo:border="none" style:writing-mode="lr-tb"/>
      <style:text-properties officeooo:paragraph-rsid="00fa64b5" fo:background-color="transparent"/>
    </style:style>
    <style:style style:name="P54" style:family="paragraph" style:parent-style-name="Text_20_body" style:list-style-name="L26">
      <style:paragraph-properties style:writing-mode="lr-tb"/>
      <style:text-properties fo:background-color="transparent"/>
    </style:style>
    <style:style style:name="P55" style:family="paragraph" style:parent-style-name="Text_20_body">
      <style:paragraph-properties fo:margin-left="0cm" fo:margin-right="0cm" fo:text-indent="0cm" style:auto-text-indent="false" style:writing-mode="lr-tb"/>
      <style:text-properties fo:background-color="transparent"/>
    </style:style>
    <style:style style:name="P56" style:family="paragraph" style:parent-style-name="Text_20_body" style:list-style-name="L27">
      <style:paragraph-properties style:writing-mode="lr-tb"/>
      <style:text-properties fo:background-color="transparent"/>
    </style:style>
    <style:style style:name="P57" style:family="paragraph" style:parent-style-name="Text_20_body" style:list-style-name="L2">
      <style:paragraph-properties fo:margin-left="0cm" fo:margin-right="0cm" fo:text-indent="0cm" style:auto-text-indent="false" fo:padding="0cm" fo:border="none" style:writing-mode="lr-tb"/>
    </style:style>
    <style:style style:name="P58" style:family="paragraph" style:parent-style-name="Text_20_body" style:list-style-name="L3">
      <style:paragraph-properties fo:margin-left="0cm" fo:margin-right="0cm" fo:text-indent="0cm" style:auto-text-indent="false" fo:padding="0cm" fo:border="none" style:writing-mode="lr-tb"/>
      <style:text-properties officeooo:paragraph-rsid="011ddf39"/>
    </style:style>
    <style:style style:name="P59" style:family="paragraph" style:parent-style-name="Text_20_body" style:list-style-name="L5">
      <style:paragraph-properties fo:margin-left="0cm" fo:margin-right="0cm" fo:text-indent="0cm" style:auto-text-indent="false" fo:padding="0cm" fo:border="none" style:writing-mode="lr-tb"/>
      <style:text-properties officeooo:paragraph-rsid="00df06b2"/>
    </style:style>
    <style:style style:name="P60" style:family="paragraph" style:parent-style-name="Text_20_body" style:list-style-name="L5">
      <style:paragraph-properties fo:margin-left="0cm" fo:margin-right="0cm" fo:text-indent="0cm" style:auto-text-indent="false" fo:padding="0cm" fo:border="none" style:writing-mode="lr-tb"/>
    </style:style>
    <style:style style:name="P61" style:family="paragraph" style:parent-style-name="Text_20_body" style:list-style-name="L6">
      <style:paragraph-properties fo:margin-left="0cm" fo:margin-right="0cm" fo:text-indent="0cm" style:auto-text-indent="false" fo:padding="0cm" fo:border="none" style:writing-mode="lr-tb"/>
      <style:text-properties officeooo:paragraph-rsid="00e4c4d0"/>
    </style:style>
    <style:style style:name="P62" style:family="paragraph" style:parent-style-name="Text_20_body" style:list-style-name="L7">
      <style:paragraph-properties fo:padding="0cm" fo:border="none" style:writing-mode="lr-tb"/>
      <style:text-properties officeooo:paragraph-rsid="00e316a0"/>
    </style:style>
    <style:style style:name="P63" style:family="paragraph" style:parent-style-name="Text_20_body" style:list-style-name="L9">
      <style:paragraph-properties fo:margin-left="0cm" fo:margin-right="0cm" fo:text-indent="0cm" style:auto-text-indent="false" fo:padding="0cm" fo:border="none" style:writing-mode="lr-tb"/>
    </style:style>
    <style:style style:name="P64" style:family="paragraph" style:parent-style-name="Text_20_body" style:list-style-name="L11">
      <style:paragraph-properties fo:margin-left="0cm" fo:margin-right="0cm" fo:text-indent="0cm" style:auto-text-indent="false" fo:padding="0cm" fo:border="none" style:writing-mode="lr-tb"/>
    </style:style>
    <style:style style:name="P65" style:family="paragraph" style:parent-style-name="Text_20_body" style:list-style-name="L21">
      <style:paragraph-properties style:writing-mode="lr-tb"/>
      <style:text-properties officeooo:paragraph-rsid="00f3bf6c"/>
    </style:style>
    <style:style style:name="P66" style:family="paragraph" style:parent-style-name="Text_20_body" style:list-style-name="L22">
      <style:paragraph-properties style:writing-mode="lr-tb"/>
      <style:text-properties officeooo:paragraph-rsid="00f5929d"/>
    </style:style>
    <style:style style:name="P67" style:family="paragraph" style:parent-style-name="Text_20_body" style:list-style-name="L23">
      <style:paragraph-properties style:writing-mode="lr-tb"/>
    </style:style>
    <style:style style:name="P68" style:family="paragraph" style:parent-style-name="Text_20_body" style:list-style-name="L24">
      <style:paragraph-properties style:writing-mode="lr-tb"/>
      <style:text-properties officeooo:paragraph-rsid="01510485"/>
    </style:style>
    <style:style style:name="P69" style:family="paragraph" style:parent-style-name="Text_20_body" style:list-style-name="L27">
      <style:paragraph-properties style:writing-mode="lr-tb"/>
    </style:style>
    <style:style style:name="P70" style:family="paragraph" style:parent-style-name="Text_20_body" style:list-style-name="L28">
      <style:text-properties officeooo:paragraph-rsid="010cd033"/>
    </style:style>
    <style:style style:name="P71" style:family="paragraph" style:parent-style-name="Text_20_body" style:list-style-name="L28">
      <style:text-properties officeooo:paragraph-rsid="01477fc8"/>
    </style:style>
    <style:style style:name="P72" style:family="paragraph" style:parent-style-name="Text_20_body" style:list-style-name="L28">
      <style:text-properties officeooo:paragraph-rsid="010cd033" loext:padding="0cm" loext:border="none"/>
    </style:style>
    <style:style style:name="P73" style:family="paragraph" style:parent-style-name="Text_20_body" style:list-style-name="L28">
      <style:text-properties officeooo:paragraph-rsid="011680d2" loext:padding="0cm" loext:border="none"/>
    </style:style>
    <style:style style:name="P74" style:family="paragraph" style:parent-style-name="Text_20_body" style:list-style-name="L28">
      <style:text-properties officeooo:rsid="01488298" officeooo:paragraph-rsid="01488298" loext:padding="0cm" loext:border="none"/>
    </style:style>
    <style:style style:name="T1" style:family="text">
      <style:text-properties officeooo:rsid="010896ec"/>
    </style:style>
    <style:style style:name="T2" style:family="text">
      <style:text-properties officeooo:rsid="002780bb"/>
    </style:style>
    <style:style style:name="T3" style:family="text">
      <style:text-properties officeooo:rsid="00ae6a67"/>
    </style:style>
    <style:style style:name="T4" style:family="text">
      <style:text-properties officeooo:rsid="00ad3fb7"/>
    </style:style>
    <style:style style:name="T5" style:family="text">
      <style:text-properties fo:background-color="transparent" loext:char-shading-value="0"/>
    </style:style>
    <style:style style:name="T6" style:family="text">
      <style:text-properties officeooo:rsid="00e316a0" fo:background-color="transparent" loext:char-shading-value="0"/>
    </style:style>
    <style:style style:name="T7" style:family="text">
      <style:text-properties officeooo:rsid="012299de" fo:background-color="transparent" loext:char-shading-value="0"/>
    </style:style>
    <style:style style:name="T8" style:family="text">
      <style:text-properties officeooo:rsid="01251e65" fo:background-color="transparent" loext:char-shading-value="0"/>
    </style:style>
    <style:style style:name="T9" style:family="text">
      <style:text-properties officeooo:rsid="012cdf42" fo:background-color="transparent" loext:char-shading-value="0"/>
    </style:style>
    <style:style style:name="T10" style:family="text">
      <style:text-properties officeooo:rsid="0131aa1d" fo:background-color="transparent" loext:char-shading-value="0"/>
    </style:style>
    <style:style style:name="T11" style:family="text">
      <style:text-properties officeooo:rsid="01381633" fo:background-color="transparent" loext:char-shading-value="0"/>
    </style:style>
    <style:style style:name="T12" style:family="text">
      <style:text-properties officeooo:rsid="0138c276" fo:background-color="transparent" loext:char-shading-value="0"/>
    </style:style>
    <style:style style:name="T13" style:family="text">
      <style:text-properties officeooo:rsid="01396cd2" fo:background-color="transparent" loext:char-shading-value="0"/>
    </style:style>
    <style:style style:name="T14" style:family="text">
      <style:text-properties officeooo:rsid="013b069c" fo:background-color="transparent" loext:char-shading-value="0"/>
    </style:style>
    <style:style style:name="T15" style:family="text">
      <style:text-properties officeooo:rsid="013bea27" fo:background-color="transparent" loext:char-shading-value="0"/>
    </style:style>
    <style:style style:name="T16" style:family="text">
      <style:text-properties officeooo:rsid="014125b4" fo:background-color="transparent" loext:char-shading-value="0"/>
    </style:style>
    <style:style style:name="T17" style:family="text">
      <style:text-properties officeooo:rsid="00db6f71"/>
    </style:style>
    <style:style style:name="T18" style:family="text">
      <style:text-properties officeooo:rsid="00ec187c"/>
    </style:style>
    <style:style style:name="T19" style:family="text">
      <style:text-properties loext:padding="0cm" loext:border="none"/>
    </style:style>
    <style:style style:name="T20" style:family="text">
      <style:text-properties officeooo:rsid="011c0be6"/>
    </style:style>
    <style:style style:name="T21" style:family="text">
      <style:text-properties officeooo:rsid="011cbc9b"/>
    </style:style>
    <style:style style:name="T22" style:family="text">
      <style:text-properties fo:font-style="normal" officeooo:rsid="01210544" style:font-style-asian="normal" style:font-style-complex="normal"/>
    </style:style>
    <style:style style:name="T23" style:family="text">
      <style:text-properties officeooo:rsid="012299de"/>
    </style:style>
    <style:style style:name="T24" style:family="text">
      <style:text-properties officeooo:rsid="0123297f"/>
    </style:style>
    <style:style style:name="T25" style:family="text">
      <style:text-properties officeooo:rsid="0123e2a8"/>
    </style:style>
    <style:style style:name="T26" style:family="text">
      <style:text-properties officeooo:rsid="01240ede"/>
    </style:style>
    <style:style style:name="T27" style:family="text">
      <style:text-properties officeooo:rsid="0125bbcf"/>
    </style:style>
    <style:style style:name="T28" style:family="text">
      <style:text-properties officeooo:rsid="012681bc"/>
    </style:style>
    <style:style style:name="T29" style:family="text">
      <style:text-properties officeooo:rsid="01285b5a"/>
    </style:style>
    <style:style style:name="T30" style:family="text">
      <style:text-properties officeooo:rsid="01349b12"/>
    </style:style>
    <style:style style:name="T31" style:family="text">
      <style:text-properties officeooo:rsid="0137269e"/>
    </style:style>
    <style:style style:name="T32" style:family="text">
      <style:text-properties officeooo:rsid="01477fc8"/>
    </style:style>
    <style:style style:name="T33" style:family="text">
      <style:text-properties officeooo:rsid="01477fc8" loext:padding="0cm" loext:border="none"/>
    </style:style>
    <style:style style:name="T34" style:family="text">
      <style:text-properties officeooo:rsid="0153de30"/>
    </style:style>
    <style:style style:name="T35" style:family="text">
      <style:text-properties officeooo:rsid="0155601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ame <text:span text:style-name="T17">Technical</text:span> <text:span text:style-name="T34">Requirement </text:span>Document – Blue Frontline </text:p>
      <text:p text:style-name="P5"/>
      <text:p text:style-name="P5"/>
      <text:p text:style-name="P4">Romain SIAME – Keylian TURBE – Antoine ARNOULT </text:p>
      <text:p text:style-name="P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Sommaire</text:p>
          </text:index-title>
          <text:p text:style-name="P10"><text:a xlink:type="simple" xlink:href="#__RefHeading___Toc90513_1797081693" text:style-name="Index_20_Link" text:visited-style-name="Index_20_Link">Généralité technique<text:tab/>4</text:a></text:p>
          <text:p text:style-name="P10"><text:a xlink:type="simple" xlink:href="#__RefHeading___Toc90515_1797081693" text:style-name="Index_20_Link" text:visited-style-name="Index_20_Link">Mécaniques notables <text:tab/>5</text:a></text:p>
          <text:p text:style-name="P11"><text:a xlink:type="simple" xlink:href="#__RefHeading___Toc90517_1797081693" text:style-name="Index_20_Link" text:visited-style-name="Index_20_Link">Cycle de marée :<text:tab/>5</text:a></text:p>
          <text:p text:style-name="P11"><text:a xlink:type="simple" xlink:href="#__RefHeading___Toc90519_1797081693" text:style-name="Index_20_Link" text:visited-style-name="Index_20_Link">Types de tuiles :<text:tab/>5</text:a></text:p>
          <text:p text:style-name="P11"><text:a xlink:type="simple" xlink:href="#__RefHeading___Toc90521_1797081693" text:style-name="Index_20_Link" text:visited-style-name="Index_20_Link">Transformations :<text:tab/>5</text:a></text:p>
          <text:p text:style-name="P11"><text:a xlink:type="simple" xlink:href="#__RefHeading___Toc90523_1797081693" text:style-name="Index_20_Link" text:visited-style-name="Index_20_Link">Récifs :<text:tab/>5</text:a></text:p>
          <text:p text:style-name="P11"><text:a xlink:type="simple" xlink:href="#__RefHeading___Toc90525_1797081693" text:style-name="Index_20_Link" text:visited-style-name="Index_20_Link">Îles quantiques :<text:tab/>5</text:a></text:p>
          <text:p text:style-name="P11"><text:a xlink:type="simple" xlink:href="#__RefHeading___Toc90527_1797081693" text:style-name="Index_20_Link" text:visited-style-name="Index_20_Link">Unités / bâtiments :<text:tab/>5</text:a></text:p>
          <text:p text:style-name="P11"><text:a xlink:type="simple" xlink:href="#__RefHeading___Toc90529_1797081693" text:style-name="Index_20_Link" text:visited-style-name="Index_20_Link">Transitions :<text:tab/>6</text:a></text:p>
          <text:p text:style-name="P11"><text:a xlink:type="simple" xlink:href="#__RefHeading___Toc2718_365848881" text:style-name="Index_20_Link" text:visited-style-name="Index_20_Link">Multijoueur :<text:tab/>6</text:a></text:p>
          <text:p text:style-name="P11"><text:a xlink:type="simple" xlink:href="#__RefHeading___Toc2720_365848881" text:style-name="Index_20_Link" text:visited-style-name="Index_20_Link">Performances :<text:tab/>6</text:a></text:p>
          <text:p text:style-name="P10"><text:a xlink:type="simple" xlink:href="#__RefHeading___Toc90531_1797081693" text:style-name="Index_20_Link" text:visited-style-name="Index_20_Link">Création de la map<text:tab/>7</text:a></text:p>
          <text:p text:style-name="P11"><text:a xlink:type="simple" xlink:href="#__RefHeading___Toc90533_1797081693" text:style-name="Index_20_Link" text:visited-style-name="Index_20_Link">Méthode :<text:tab/>7</text:a></text:p>
          <text:p text:style-name="P11"><text:a xlink:type="simple" xlink:href="#__RefHeading___Toc90535_1797081693" text:style-name="Index_20_Link" text:visited-style-name="Index_20_Link">Éléments fixes :<text:tab/>7</text:a></text:p>
          <text:p text:style-name="P11"><text:a xlink:type="simple" xlink:href="#__RefHeading___Toc2722_365848881" text:style-name="Index_20_Link" text:visited-style-name="Index_20_Link">Zones dynamiques :<text:tab/>7</text:a></text:p>
          <text:p text:style-name="P11"><text:a xlink:type="simple" xlink:href="#__RefHeading___Toc90537_1797081693" text:style-name="Index_20_Link" text:visited-style-name="Index_20_Link">Zones non découvertes<text:tab/>7</text:a></text:p>
          <text:p text:style-name="P11"><text:a xlink:type="simple" xlink:href="#__RefHeading___Toc90545_1797081693" text:style-name="Index_20_Link" text:visited-style-name="Index_20_Link">Îles quantiques<text:tab/>7</text:a></text:p>
          <text:p text:style-name="P10"><text:a xlink:type="simple" xlink:href="#__RefHeading___Toc90549_1797081693" text:style-name="Index_20_Link" text:visited-style-name="Index_20_Link">Moments de génération :<text:tab/>8</text:a></text:p>
          <text:p text:style-name="P11"><text:a xlink:type="simple" xlink:href="#__RefHeading___Toc90551_1797081693" text:style-name="Index_20_Link" text:visited-style-name="Index_20_Link">Découverte de la zone par le Croiseur-Éclaireur<text:tab/>8</text:a></text:p>
          <text:p text:style-name="P11"><text:a xlink:type="simple" xlink:href="#__RefHeading___Toc90553_1797081693" text:style-name="Index_20_Link" text:visited-style-name="Index_20_Link">Disparition :<text:tab/>8</text:a></text:p>
          <text:p text:style-name="P10"><text:a xlink:type="simple" xlink:href="#__RefHeading___Toc90557_1797081693" text:style-name="Index_20_Link" text:visited-style-name="Index_20_Link">Règles de gameplay<text:tab/>9</text:a></text:p>
          <text:p text:style-name="P10"><text:a xlink:type="simple" xlink:href="#__RefHeading___Toc90559_1797081693" text:style-name="Index_20_Link" text:visited-style-name="Index_20_Link">Implémentation technique<text:tab/>9</text:a></text:p>
          <text:p text:style-name="P11"><text:a xlink:type="simple" xlink:href="#__RefHeading___Toc90561_1797081693" text:style-name="Index_20_Link" text:visited-style-name="Index_20_Link">Tiled :<text:tab/>9</text:a></text:p>
          <text:p text:style-name="P11"><text:a xlink:type="simple" xlink:href="#__RefHeading___Toc90563_1797081693" text:style-name="Index_20_Link" text:visited-style-name="Index_20_Link">Interaction avec la marée :<text:tab/>9</text:a></text:p>
          <text:p text:style-name="P11"><text:a xlink:type="simple" xlink:href="#__RefHeading___Toc90565_1797081693" text:style-name="Index_20_Link" text:visited-style-name="Index_20_Link">UI / feedback<text:tab/>9</text:a></text:p>
          <text:p text:style-name="P10"><text:a xlink:type="simple" xlink:href="#__RefHeading___Toc90567_1797081693" text:style-name="Index_20_Link" text:visited-style-name="Index_20_Link">Pétrolier<text:tab/>10</text:a></text:p>
          <text:p text:style-name="P11"><text:a xlink:type="simple" xlink:href="#__RefHeading___Toc90569_1797081693" text:style-name="Index_20_Link" text:visited-style-name="Index_20_Link">Fonction principale<text:tab/>10</text:a></text:p>
          <text:p text:style-name="P11"><text:a xlink:type="simple" xlink:href="#__RefHeading___Toc90571_1797081693" text:style-name="Index_20_Link" text:visited-style-name="Index_20_Link">Conditions de placement<text:tab/>10</text:a></text:p>
          <text:p text:style-name="P11"><text:a xlink:type="simple" xlink:href="#__RefHeading___Toc90573_1797081693" text:style-name="Index_20_Link" text:visited-style-name="Index_20_Link">Contraintes gameplay<text:tab/>10</text:a></text:p>
          <text:p text:style-name="P11"><text:a xlink:type="simple" xlink:href="#__RefHeading___Toc90575_1797081693" text:style-name="Index_20_Link" text:visited-style-name="Index_20_Link">Implémentation technique<text:tab/>10</text:a></text:p>
          <text:p text:style-name="P11"><text:a xlink:type="simple" xlink:href="#__RefHeading___Toc90577_1797081693" text:style-name="Index_20_Link" text:visited-style-name="Index_20_Link">UI / Feedback joueur<text:tab/>10</text:a></text:p>
          <text:p text:style-name="P10"><text:a xlink:type="simple" xlink:href="#__RefHeading___Toc90579_1797081693" text:style-name="Index_20_Link" text:visited-style-name="Index_20_Link">Maj du temps <text:tab/>11</text:a></text:p>
          <text:p text:style-name="P11"><text:a xlink:type="simple" xlink:href="#__RefHeading___Toc90581_1797081693" text:style-name="Index_20_Link" text:visited-style-name="Index_20_Link">Fonction principale<text:tab/>11</text:a></text:p>
          <text:p text:style-name="P11"><text:a xlink:type="simple" xlink:href="#__RefHeading___Toc90583_1797081693" text:style-name="Index_20_Link" text:visited-style-name="Index_20_Link">Paramètres<text:tab/>11</text:a></text:p>
          <text:p text:style-name="P11"><text:a xlink:type="simple" xlink:href="#__RefHeading___Toc90585_1797081693" text:style-name="Index_20_Link" text:visited-style-name="Index_20_Link">Limites :<text:tab/>11</text:a></text:p>
          <text:p text:style-name="P11"><text:a xlink:type="simple" xlink:href="#__RefHeading___Toc90587_1797081693" text:style-name="Index_20_Link" text:visited-style-name="Index_20_Link">Impact sur les mécaniques du jeu<text:tab/>11</text:a></text:p>
          <text:p text:style-name="P10"><text:a xlink:type="simple" xlink:href="#__RefHeading___Toc10923_2420880953" text:style-name="Index_20_Link" text:visited-style-name="Index_20_Link">Base principale<text:tab/>12</text:a></text:p>
          <text:p text:style-name="P11"><text:a xlink:type="simple" xlink:href="#__RefHeading___Toc90613_1797081693" text:style-name="Index_20_Link" text:visited-style-name="Index_20_Link">Fonction principale<text:tab/>12</text:a></text:p>
          <text:p text:style-name="P11"><text:a xlink:type="simple" xlink:href="#__RefHeading___Toc90615_1797081693" text:style-name="Index_20_Link" text:visited-style-name="Index_20_Link"><text:soft-page-break/>Améliorations<text:tab/>12</text:a></text:p>
          <text:p text:style-name="P11"><text:a xlink:type="simple" xlink:href="#__RefHeading___Toc90617_1797081693" text:style-name="Index_20_Link" text:visited-style-name="Index_20_Link">Conditions / contraintes<text:tab/>12</text:a></text:p>
          <text:p text:style-name="P11"><text:a xlink:type="simple" xlink:href="#__RefHeading___Toc90619_1797081693" text:style-name="Index_20_Link" text:visited-style-name="Index_20_Link">Interaction avec le gameplay<text:tab/>12</text:a></text:p>
          <text:p text:style-name="P11"><text:a xlink:type="simple" xlink:href="#__RefHeading___Toc90621_1797081693" text:style-name="Index_20_Link" text:visited-style-name="Index_20_Link">UI / Feedback joueur<text:tab/>12</text:a></text:p>
          <text:p text:style-name="P11"><text:a xlink:type="simple" xlink:href="#__RefHeading___Toc90623_1797081693" text:style-name="Index_20_Link" text:visited-style-name="Index_20_Link">Implémentation technique<text:tab/>13</text:a></text:p>
          <text:p text:style-name="P10"><text:a xlink:type="simple" xlink:href="#__RefHeading___Toc10925_2420880953" text:style-name="Index_20_Link" text:visited-style-name="Index_20_Link">Améliorations des bases<text:tab/>13</text:a></text:p>
          <text:p text:style-name="P11"><text:a xlink:type="simple" xlink:href="#__RefHeading___Toc90601_1797081693" text:style-name="Index_20_Link" text:visited-style-name="Index_20_Link">Fonction principale<text:tab/>13</text:a></text:p>
          <text:p text:style-name="P11"><text:a xlink:type="simple" xlink:href="#__RefHeading___Toc90603_1797081693" text:style-name="Index_20_Link" text:visited-style-name="Index_20_Link">Types d’améliorations<text:tab/>13</text:a></text:p>
          <text:p text:style-name="P11"><text:a xlink:type="simple" xlink:href="#__RefHeading___Toc90605_1797081693" text:style-name="Index_20_Link" text:visited-style-name="Index_20_Link">Conditions / contraintes<text:tab/>14</text:a></text:p>
          <text:p text:style-name="P11"><text:a xlink:type="simple" xlink:href="#__RefHeading___Toc90607_1797081693" text:style-name="Index_20_Link" text:visited-style-name="Index_20_Link">UI / Feedback joueur<text:tab/>14</text:a></text:p>
          <text:p text:style-name="P11"><text:a xlink:type="simple" xlink:href="#__RefHeading___Toc90609_1797081693" text:style-name="Index_20_Link" text:visited-style-name="Index_20_Link">Implémentation technique<text:tab/>14</text:a></text:p>
          <text:p text:style-name="P10"><text:a xlink:type="simple" xlink:href="#__RefHeading___Toc90625_1797081693" text:style-name="Index_20_Link" text:visited-style-name="Index_20_Link">Les trophées<text:tab/>15</text:a></text:p>
          <text:p text:style-name="P10"><text:a xlink:type="simple" xlink:href="#__RefHeading___Toc2724_365848881" text:style-name="Index_20_Link" text:visited-style-name="Index_20_Link"><text:s/>IA<text:tab/>15</text:a></text:p>
          <text:p text:style-name="P11"><text:a xlink:type="simple" xlink:href="#__RefHeading___Toc2726_365848881" text:style-name="Index_20_Link" text:visited-style-name="Index_20_Link">IA de mouvement<text:tab/>15</text:a></text:p>
          <text:p text:style-name="P11"><text:a xlink:type="simple" xlink:href="#__RefHeading___Toc2728_365848881" text:style-name="Index_20_Link" text:visited-style-name="Index_20_Link">Gestion des collisions :<text:tab/>15</text:a></text:p>
          <text:p text:style-name="P11"><text:a xlink:type="simple" xlink:href="#__RefHeading___Toc2730_365848881" text:style-name="Index_20_Link" text:visited-style-name="Index_20_Link">IA de jeu (décisions stratégiques) :<text:tab/>15</text:a></text:p>
          <text:p text:style-name="P11"><text:a xlink:type="simple" xlink:href="#__RefHeading___Toc2732_365848881" text:style-name="Index_20_Link" text:visited-style-name="Index_20_Link">Conditions / contraintes<text:tab/>15</text:a></text:p>
          <text:p text:style-name="P11"><text:a xlink:type="simple" xlink:href="#__RefHeading___Toc2734_365848881" text:style-name="Index_20_Link" text:visited-style-name="Index_20_Link">Implémentation technique<text:tab/>16</text:a></text:p>
          <text:p text:style-name="P10"><text:a xlink:type="simple" xlink:href="#__RefHeading___Toc2736_365848881" text:style-name="Index_20_Link" text:visited-style-name="Index_20_Link">Sélection d’unités<text:tab/>16</text:a></text:p>
          <text:p text:style-name="P11"><text:a xlink:type="simple" xlink:href="#__RefHeading___Toc2738_365848881" text:style-name="Index_20_Link" text:visited-style-name="Index_20_Link">Fonction principale<text:tab/>16</text:a></text:p>
          <text:p text:style-name="P11"><text:a xlink:type="simple" xlink:href="#__RefHeading___Toc2740_365848881" text:style-name="Index_20_Link" text:visited-style-name="Index_20_Link">Interface / Interaction<text:tab/>16</text:a></text:p>
          <text:p text:style-name="P11"><text:a xlink:type="simple" xlink:href="#__RefHeading___Toc2742_365848881" text:style-name="Index_20_Link" text:visited-style-name="Index_20_Link">Contraintes / règles<text:tab/>16</text:a></text:p>
          <text:p text:style-name="P11"><text:a xlink:type="simple" xlink:href="#__RefHeading___Toc2744_365848881" text:style-name="Index_20_Link" text:visited-style-name="Index_20_Link">Implémentation technique<text:tab/>16</text:a></text:p>
          <text:p text:style-name="P10"><text:a xlink:type="simple" xlink:href="#__RefHeading___Toc2746_365848881" text:style-name="Index_20_Link" text:visited-style-name="Index_20_Link">Algorithme de sélection d’unités<text:tab/>17</text:a></text:p>
          <text:p text:style-name="P11"><text:a xlink:type="simple" xlink:href="#__RefHeading___Toc2748_365848881" text:style-name="Index_20_Link" text:visited-style-name="Index_20_Link">Principe<text:tab/>17</text:a></text:p>
          <text:p text:style-name="P11"><text:a xlink:type="simple" xlink:href="#__RefHeading___Toc2750_365848881" text:style-name="Index_20_Link" text:visited-style-name="Index_20_Link">Étapes de l’algorithme<text:tab/>17</text:a></text:p>
          <text:p text:style-name="P11"><text:a xlink:type="simple" xlink:href="#__RefHeading___Toc2752_365848881" text:style-name="Index_20_Link" text:visited-style-name="Index_20_Link">Contraintes<text:tab/>17</text:a></text:p>
          <text:p text:style-name="P11"><text:a xlink:type="simple" xlink:href="#__RefHeading___Toc2754_365848881" text:style-name="Index_20_Link" text:visited-style-name="Index_20_Link">UI / Feedback<text:tab/>18</text:a></text:p>
          <text:p text:style-name="P10"><text:a xlink:type="simple" xlink:href="#__RefHeading___Toc3826_2420880953" text:style-name="Index_20_Link" text:visited-style-name="Index_20_Link">Type d’algorithme utilisé :<text:tab/>18</text:a></text:p>
        </text:index-body>
      </text:table-of-content>
      <text:p text:style-name="P7"/>
      <text:p text:style-name="Text_20_body_20_indent"/>
      <text:h text:style-name="P16" text:outline-level="1" text:is-list-header="true"><text:bookmark-start text:name="__RefHeading___Toc90513_1797081693"/>Généralité technique<text:bookmark-end text:name="__RefHeading___Toc90513_1797081693"/></text:h>
      <text:list text:style-name="L1">
        <text:list-item>
          <text:p text:style-name="P24">Langage : Python 3.x</text:p>
        </text:list-item>
        <text:list-item>
          <text:p text:style-name="P24">Librairies principales : pygame (affichage, audio, inputs), pytmx (import maps Tiled) pyscroll.</text:p>
        </text:list-item>
        <text:list-item>
          <text:p text:style-name="P25">Outils : Tiled (cartes), Git (versioning).</text:p>
        </text:list-item>
      </text:list>
      <text:list text:style-name="L2">
        <text:list-item>
          <text:p text:style-name="P57"><text:span text:style-name="T5">Format : .tmx exporté depuis Tiled.</text:span><text:span text:style-name="T5"/></text:p>
        </text:list-item>
        <text:list-item>
          <text:p text:style-name="P57"><text:span text:style-name="T5">Parsing : utilisation de pytm.</text:span><text:span text:style-name="T5"/></text:p>
        </text:list-item>
        <text:list-item>
          <text:p text:style-name="P26">Tileset : 32x32 pixels.<text:span text:style-name="T5"/></text:p>
        </text:list-item>
        <text:list-item>
          <text:p text:style-name="P26">Couches de Tiled :<text:span text:style-name="T5"/></text:p>
          <text:list>
            <text:list-item>
              <text:p text:style-name="P26">Eau profonde (speed max).<text:span text:style-name="T5"/></text:p>
            </text:list-item>
            <text:list-item>
              <text:p text:style-name="P26">Eau peu profonde (speed réduite).<text:span text:style-name="T5"/></text:p>
            </text:list-item>
            <text:list-item>
              <text:p text:style-name="P26">Îles (bloquant).<text:span text:style-name="T5"/></text:p>
            </text:list-item>
            <text:list-item>
              <text:p text:style-name="P26">Îles quantiques (dynamiques).<text:span text:style-name="T5"/></text:p>
            </text:list-item>
            <text:list-item>
              <text:p text:style-name="P26">Récifs (barrières).<text:span text:style-name="T5"/></text:p>
            </text:list-item>
          </text:list>
        </text:list-item>
        <text:list-item>
          <text:p text:style-name="P26">Zones non découvertes : définies par propriétés Tiled, révélées par Croiseur-Éclaireur.</text:p>
        </text:list-item>
      </text:list>
      <text:h text:style-name="P17" text:outline-level="1"><text:bookmark-start text:name="__RefHeading___Toc90515_1797081693"/>Mécaniques notables <text:bookmark-end text:name="__RefHeading___Toc90515_1797081693"/></text:h>
      <text:h text:style-name="Heading_20_2" text:outline-level="2"><text:bookmark-start text:name="__RefHeading___Toc90517_1797081693"/>Cycle de marée : <text:bookmark-end text:name="__RefHeading___Toc90517_1797081693"/></text:h>
      <text:list xml:id="list999658449" text:style-name="L3">
        <text:list-item>
          <text:p text:style-name="P27"><text:span text:style-name="T20">A</text:span>lternance stricte, départ en marée basse, 3 min temps réel (accélérer/ralenti, pas de pause).</text:p>
        </text:list-item>
      </text:list>
      <text:h text:style-name="Heading_20_2" text:outline-level="2"><text:bookmark-start text:name="__RefHeading___Toc90519_1797081693"/>Types de tuiles :<text:bookmark-end text:name="__RefHeading___Toc90519_1797081693"/><text:span text:style-name="T5"/></text:h>
      <text:list xml:id="list80756746069905" text:continue-numbering="true" text:style-name="L3">
        <text:list-item>
          <text:list>
            <text:list-item>
              <text:p text:style-name="P28">Profonde → vitesse max<text:span text:style-name="T5"/></text:p>
            </text:list-item>
            <text:list-item>
              <text:p text:style-name="P28">Peu profonde → vitesse ÷ 2 (seule où l’on peut poser des bâtiments)<text:span text:style-name="T5"/></text:p>
            </text:list-item>
            <text:list-item>
              <text:p text:style-name="P28">Île / Récif → vitesse 0<text:span text:style-name="T5"/></text:p>
            </text:list-item>
          </text:list>
        </text:list-item>
      </text:list>
      <text:h text:style-name="Heading_20_2" text:outline-level="2"><text:bookmark-start text:name="__RefHeading___Toc90521_1797081693"/>Transformations :<text:bookmark-end text:name="__RefHeading___Toc90521_1797081693"/><text:span text:style-name="T5"/></text:h>
      <text:list xml:id="list80755664320162" text:continue-numbering="true" text:style-name="L3">
        <text:list-item>
          <text:list>
            <text:list-item>
              <text:p text:style-name="P28">Eaux profondes ↔ Peu profondes<text:span text:style-name="T5"/></text:p>
            </text:list-item>
            <text:list-item>
              <text:p text:style-name="P28">Peu profondes ↔ Îles<text:span text:style-name="T5"/></text:p>
            </text:list-item>
            <text:list-item>
              <text:p text:style-name="P28">Calque « marée haute » géré dans Tiled.<text:span text:style-name="T5"/></text:p>
            </text:list-item>
          </text:list>
        </text:list-item>
      </text:list>
      <text:h text:style-name="Heading_20_2" text:outline-level="2"><text:bookmark-start text:name="__RefHeading___Toc90523_1797081693"/>Récifs : <text:bookmark-end text:name="__RefHeading___Toc90523_1797081693"/></text:h>
      <text:list xml:id="list80756664353303" text:continue-numbering="true" text:style-name="L3">
        <text:list-item>
          <text:p text:style-name="P27"><text:span text:style-name="T23">A</text:span>pparaissent à chaque marée basse (peu importe <text:span text:style-name="T21">s’il y a du brouillard de guerre ou non</text:span>).</text:p>
        </text:list-item>
      </text:list>
      <text:h text:style-name="Heading_20_2" text:outline-level="2"><text:bookmark-start text:name="__RefHeading___Toc90525_1797081693"/>Îles quantiques : <text:bookmark-end text:name="__RefHeading___Toc90525_1797081693"/></text:h>
      <text:list xml:id="list80756858603113" text:continue-numbering="true" text:style-name="L3">
        <text:list-item>
          <text:p text:style-name="P58"><text:span text:style-name="T7">R</text:span><text:span text:style-name="T5">égénérées à chaque marée basse (</text:span>BRUIT de perlin inversé<text:span text:style-name="T5">), disparaissent en marée haute.</text:span></text:p>
        </text:list-item>
      </text:list>
      <text:h text:style-name="Heading_20_2" text:outline-level="2"><text:bookmark-start text:name="__RefHeading___Toc90527_1797081693"/>Unités / bâtiments :<text:bookmark-end text:name="__RefHeading___Toc90527_1797081693"/><text:span text:style-name="T5"/></text:h>
      <text:list xml:id="list80756434467792" text:continue-numbering="true" text:style-name="L3">
        <text:list-item>
          <text:list>
            <text:list-item>
              <text:p text:style-name="P28">Bâtiments seulement sur peu profondes → pas de disparition.<text:span text:style-name="T5"/></text:p>
            </text:list-item>
            <text:list-item>
              <text:p text:style-name="P28">Unité bloquée sur île (marée basse) = immobilisée.<text:span text:style-name="T5"/></text:p>
            </text:list-item>
            <text:list-item>
              <text:p text:style-name="P28">Unité bloquée en marée haute = détruite.<text:span text:style-name="T5"/></text:p>
            </text:list-item>
            <text:list-item>
              <text:p text:style-name="P28">Idem pour îles quantiques/récifs.<text:span text:style-name="T5"/></text:p>
            </text:list-item>
          </text:list>
        </text:list-item>
      </text:list>
      <text:h text:style-name="Heading_20_2" text:outline-level="2"><text:bookmark-start text:name="__RefHeading___Toc90529_1797081693"/><text:soft-page-break/>Transitions : <text:bookmark-end text:name="__RefHeading___Toc90529_1797081693"/></text:h>
      <text:list xml:id="list80755532666050" text:continue-numbering="true" text:style-name="L3">
        <text:list-item>
          <text:p text:style-name="P29"><text:span text:style-name="T22">I</text:span>nstantanées (pas d’animation, pas de préavis).</text:p>
        </text:list-item>
        <text:list-item>
          <text:p text:style-name="P28">Pathfinding : recalcul complet à chaque changement de marée.<text:span text:style-name="T5"/></text:p>
        </text:list-item>
      </text:list>
      <text:h text:style-name="Heading_20_2" text:outline-level="2"><text:bookmark-start text:name="__RefHeading___Toc2718_365848881"/>Multijoueur : <text:bookmark-end text:name="__RefHeading___Toc2718_365848881"/></text:h>
      <text:list xml:id="list80756393513593" text:continue-numbering="true" text:style-name="L3">
        <text:list-item>
          <text:p text:style-name="P30"><text:span text:style-name="T24">A</text:span>ucun (local uniquement).</text:p>
        </text:list-item>
        <text:list-item>
          <text:p text:style-name="P28">Sauvegardes/replays : non prévu.<text:span text:style-name="T5"/></text:p>
        </text:list-item>
      </text:list>
      <text:h text:style-name="Heading_20_2" text:outline-level="2"><text:bookmark-start text:name="__RefHeading___Toc2720_365848881"/>Performances : <text:bookmark-end text:name="__RefHeading___Toc2720_365848881"/></text:h>
      <text:list text:continue-numbering="true" text:style-name="L3">
        <text:list-item>
          <text:p text:style-name="P30"><text:span text:style-name="T25">B</text:span>ascule de calque → impact faible, mais possibilité de préchargement envisagée.</text:p>
        </text:list-item>
        <text:list-item>
          <text:p text:style-name="P28">Cas limites : pas de conflit de transition car décision prise directement depuis la position Tiled → état unique garanti.</text:p>
        </text:list-item>
      </text:list>
      <text:h text:style-name="P17" text:outline-level="1"><text:bookmark-start text:name="__RefHeading___Toc90531_1797081693"/>Création de la map<text:bookmark-end text:name="__RefHeading___Toc90531_1797081693"/></text:h>
      <text:h text:style-name="Heading_20_2" text:outline-level="2"><text:bookmark-start text:name="__RefHeading___Toc90533_1797081693"/>Méthode : <text:bookmark-end text:name="__RefHeading___Toc90533_1797081693"/></text:h>
      <text:list xml:id="list1293461118" text:style-name="L4">
        <text:list-item>
          <text:p text:style-name="P31"><text:span text:style-name="T26">M</text:span>ajoritairement faite à la main via Tiled.</text:p>
        </text:list-item>
      </text:list>
      <text:h text:style-name="Heading_20_2" text:outline-level="2"><text:bookmark-start text:name="__RefHeading___Toc90535_1797081693"/>Éléments fixes :<text:bookmark-end text:name="__RefHeading___Toc90535_1797081693"/></text:h>
      <text:list xml:id="list80755613722162" text:continue-numbering="true" text:style-name="L4">
        <text:list-item>
          <text:p text:style-name="P31"><text:s/><text:span text:style-name="T26">R</text:span>écifs, zones profondes et peu profondes, côtes.</text:p>
        </text:list-item>
      </text:list>
      <text:h text:style-name="Heading_20_2" text:outline-level="2"><text:bookmark-start text:name="__RefHeading___Toc2722_365848881"/>Zones dynamiques : <text:bookmark-end text:name="__RefHeading___Toc2722_365848881"/></text:h>
      <text:list text:continue-numbering="true" text:style-name="L4">
        <text:list-item>
          <text:p text:style-name="P32"><text:span text:style-name="T26">Îles</text:span> quantiques, brouillard des zones non découvertes.</text:p>
        </text:list-item>
      </text:list>
      <text:h text:style-name="Heading_20_2" text:outline-level="2"><text:bookmark-start text:name="__RefHeading___Toc90537_1797081693"/>Zones non découvertes<text:bookmark-end text:name="__RefHeading___Toc90537_1797081693"/></text:h>
      <text:p text:style-name="Standard"><text:bookmark-start text:name="__RefHeading___Toc90539_1797081693"/>Définition : <text:bookmark-end text:name="__RefHeading___Toc90539_1797081693"/></text:p>
      <text:list text:style-name="L5">
        <text:list-item>
          <text:p text:style-name="P59"><text:span text:style-name="T8">R</text:span><text:span text:style-name="T5">ectangles Tiled avec nom zone_quantique_n (n = numéro unique).</text:span></text:p>
        </text:list-item>
      </text:list>
      <text:p text:style-name="Standard"><text:bookmark-start text:name="__RefHeading___Toc90541_1797081693"/>Fonction :<text:bookmark-end text:name="__RefHeading___Toc90541_1797081693"/></text:p>
      <text:list text:continue-numbering="true" text:style-name="L5">
        <text:list-item>
          <text:p text:style-name="P33"><text:span text:style-name="T27">C</text:span>orrespond à une zone où une île quantique peut apparaître.</text:p>
        </text:list-item>
        <text:list-item>
          <text:p text:style-name="P60"><text:span text:style-name="T5">Visibilité : recouverte de brouillard (fog_n) tant qu’un Croiseur-Éclaireur n’a pas exploré la zone.</text:span><text:span text:style-name="T5"/></text:p>
        </text:list-item>
      </text:list>
      <text:p text:style-name="Standard"><text:bookmark-start text:name="__RefHeading___Toc90543_1797081693"/>Exploration : <text:bookmark-end text:name="__RefHeading___Toc90543_1797081693"/></text:p>
      <text:list text:continue-numbering="true" text:style-name="L5">
        <text:list-item>
          <text:p text:style-name="P33"><text:span text:style-name="T28">S</text:span>eule l’unité Croiseur-Éclaireur peut enlever le brouillard.</text:p>
        </text:list-item>
        <text:list-item>
          <text:p text:style-name="P34">Marée &amp; récifs : la zone est entourée de récifs, nécessitant la marée basse pour y accéder.<text:span text:style-name="T5"/></text:p>
        </text:list-item>
        <text:list-item>
          <text:p text:style-name="P34">Statut post-découverte : le brouillard ne revient jamais après découverte.<text:span text:style-name="T5"/></text:p>
        </text:list-item>
      </text:list>
      <text:h text:style-name="Heading_20_2" text:outline-level="2"><text:bookmark-start text:name="__RefHeading___Toc90545_1797081693"/>Îles quantiques<text:bookmark-end text:name="__RefHeading___Toc90545_1797081693"/></text:h>
      <text:p text:style-name="Standard"><text:bookmark-start text:name="__RefHeading___Toc90547_1797081693"/>Définition : <text:bookmark-end text:name="__RefHeading___Toc90547_1797081693"/></text:p>
      <text:list xml:id="list1026508651" text:style-name="L6">
        <text:list-item>
          <text:p text:style-name="P35"><text:span text:style-name="T29">G</text:span>énérées via bruit de Perlin inversé dans la zone définie par zone_quantique_n.</text:p>
        </text:list-item>
      </text:list>
      <text:h text:style-name="P18" text:outline-level="1" text:is-list-header="true"><text:bookmark-start text:name="__RefHeading___Toc90549_1797081693"/>Moments de génération :<text:bookmark-end text:name="__RefHeading___Toc90549_1797081693"/></text:h>
      <text:h text:style-name="Heading_20_2" text:outline-level="2"><text:bookmark-start text:name="__RefHeading___Toc90551_1797081693"/>Découverte de la zone par le Croiseur-Éclaireur <text:bookmark-end text:name="__RefHeading___Toc90551_1797081693"/></text:h>
      <text:list text:style-name="L7">
        <text:list-item>
          <text:p text:style-name="P62"><text:span text:style-name="T6">L’</text:span><text:span text:style-name="T5">île apparaît si la marée est haute.</text:span></text:p>
        </text:list-item>
        <text:list-item>
          <text:p text:style-name="P62"><text:span text:style-name="T5">Marée haute suivante, si la zone a été découverte </text:span><text:span text:style-name="T6">alors on fait une</text:span><text:span text:style-name="T5"> nouvelle génération d’île possible sur eau profonde.</text:span></text:p>
        </text:list-item>
      </text:list>
      <text:h text:style-name="Heading_20_2" text:outline-level="2"><text:bookmark-start text:name="__RefHeading___Toc90553_1797081693"/>Disparition : <text:bookmark-end text:name="__RefHeading___Toc90553_1797081693"/></text:h>
      <text:list text:continue-list="list1026508651" text:style-name="L6">
        <text:list-item>
          <text:p text:style-name="P61"><text:span text:style-name="T9">L</text:span><text:span text:style-name="T5">ors de la marée haute, l'île quantique disparaît.</text:span></text:p>
        </text:list-item>
      </text:list>
      <text:h text:style-name="P17" text:outline-level="1"><text:bookmark-start text:name="__RefHeading___Toc90557_1797081693"/>Règles de gameplay<text:bookmark-end text:name="__RefHeading___Toc90557_1797081693"/></text:h>
      <text:list text:style-name="L8">
        <text:list-item>
          <text:p text:style-name="P36">Les unités autre que Croiseur-Éclaireur ne peuvent pas pénétrer ou découvrir les zones non découvertes.</text:p>
        </text:list-item>
        <text:list-item>
          <text:p text:style-name="P36">La génération d’îles quantiques dépend de l’état de la marée et de la découverte préalable de la zone par le joueur.<text:span text:style-name="T5"/></text:p>
        </text:list-item>
      </text:list>
      <text:h text:style-name="Heading_20_1" text:outline-level="1"><text:bookmark-start text:name="__RefHeading___Toc90559_1797081693"/>Implémentation technique<text:bookmark-end text:name="__RefHeading___Toc90559_1797081693"/></text:h>
      <text:h text:style-name="Heading_20_2" text:outline-level="2"><text:bookmark-start text:name="__RefHeading___Toc90561_1797081693"/>Tiled :<text:bookmark-end text:name="__RefHeading___Toc90561_1797081693"/><text:span text:style-name="T5"/></text:h>
      <text:list xml:id="list3818839407" text:style-name="L9">
        <text:list-item>
          <text:list>
            <text:list-item>
              <text:p text:style-name="P63"><text:span text:style-name="T5">Zones quantiques : rectangles nommés zone_quantique_n.</text:span><text:span text:style-name="T5"/></text:p>
            </text:list-item>
            <text:list-item>
              <text:p text:style-name="P63"><text:span text:style-name="T5">Brouillard : calques fog_n correspondants.</text:span><text:span text:style-name="T5"/></text:p>
            </text:list-item>
          </text:list>
        </text:list-item>
      </text:list>
      <text:h text:style-name="Heading_20_2" text:outline-level="2"><text:bookmark-start text:name="__RefHeading___Toc90563_1797081693"/>Interaction avec la marée :<text:bookmark-end text:name="__RefHeading___Toc90563_1797081693"/><text:span text:style-name="T5"/></text:h>
      <text:list text:continue-numbering="true" text:style-name="L9">
        <text:list-item>
          <text:list>
            <text:list-item>
              <text:p text:style-name="P37">Les récifs autour des zones non découvertes empêchent l’accès en marée haute.<text:span text:style-name="T5"/></text:p>
            </text:list-item>
            <text:list-item>
              <text:p text:style-name="P37">L’eau profonde dans la zone doit être présente pour que le Perlin génère une île.<text:span text:style-name="T5"/></text:p>
            </text:list-item>
          </text:list>
        </text:list-item>
      </text:list>
      <text:h text:style-name="Heading_20_2" text:outline-level="2"><text:bookmark-start text:name="__RefHeading___Toc90565_1797081693"/>UI / feedback<text:bookmark-end text:name="__RefHeading___Toc90565_1797081693"/></text:h>
      <text:list text:style-name="L10">
        <text:list-item>
          <text:p text:style-name="P38">Le joueur voit le brouillard sur les zones non découvertes.<text:span text:style-name="T5"/></text:p>
        </text:list-item>
        <text:list-item>
          <text:p text:style-name="P39">Une fois la zone explorée, le brouillard est retiré de manière permanente.</text:p>
        </text:list-item>
      </text:list>
      <text:h text:style-name="P19" text:outline-level="1" text:is-list-header="true"><text:bookmark-start text:name="__RefHeading___Toc90567_1797081693"/>Pétrol<text:span text:style-name="T18">ier</text:span><text:bookmark-end text:name="__RefHeading___Toc90567_1797081693"/></text:h>
      <text:h text:style-name="Heading_20_2" text:outline-level="2"><text:bookmark-start text:name="__RefHeading___Toc90569_1797081693"/>Fonction principale<text:bookmark-end text:name="__RefHeading___Toc90569_1797081693"/></text:h>
      <text:list text:style-name="L11">
        <text:list-item>
          <text:p text:style-name="P40">Objectif : augmenter le pétrole par seconde pour le joueur.<text:span text:style-name="T5"/></text:p>
        </text:list-item>
        <text:list-item>
          <text:p text:style-name="P64"><text:span text:style-name="T10">Production : </text:span><text:span text:style-name="T5">incrémentation de 2 pétroles / seconde. </text:span></text:p>
        </text:list-item>
      </text:list>
      <text:h text:style-name="Heading_20_2" text:outline-level="2"><text:bookmark-start text:name="__RefHeading___Toc90571_1797081693"/>Conditions de placement<text:bookmark-end text:name="__RefHeading___Toc90571_1797081693"/></text:h>
      <text:list text:style-name="L12">
        <text:list-item>
          <text:p text:style-name="P41">Localisation : uniquement sur eaux profondes.<text:span text:style-name="T5"/></text:p>
        </text:list-item>
        <text:list-item>
          <text:p text:style-name="P41">Rayon : pla<text:span text:style-name="T30">ç</text:span>able à l’intérieur d’un rayon défini autour de la base.</text:p>
          <text:list>
            <text:list-item>
              <text:p text:style-name="P41">Zone autour de la map désigné dans tiled grâce a (placement_petrolier_n où n est le numéro du joueur), cette zone pourait avoir une teinte visible lors de la sélection de la plateforme.</text:p>
            </text:list-item>
          </text:list>
        </text:list-item>
        <text:list-item>
          <text:p text:style-name="P41">État de la marée : placement possible uniquement en marée basse.<text:span text:style-name="T5"/></text:p>
        </text:list-item>
      </text:list>
      <text:h text:style-name="Heading_20_2" text:outline-level="2"><text:bookmark-start text:name="__RefHeading___Toc90573_1797081693"/>Contraintes gameplay<text:bookmark-end text:name="__RefHeading___Toc90573_1797081693"/></text:h>
      <text:list text:style-name="L13">
        <text:list-item>
          <text:p text:style-name="P42">Ne peut pas être placé sur : eaux peu profondes, îles, récifs, îles quantiques.<text:span text:style-name="T5"/></text:p>
        </text:list-item>
        <text:list-item>
          <text:p text:style-name="P42">Interaction avec la marée : Inchangé car placable sur marée basse. </text:p>
        </text:list-item>
      </text:list>
      <text:h text:style-name="Heading_20_2" text:outline-level="2"><text:bookmark-start text:name="__RefHeading___Toc90575_1797081693"/>Implémentation technique<text:bookmark-end text:name="__RefHeading___Toc90575_1797081693"/></text:h>
      <text:list text:style-name="L14">
        <text:list-item>
          <text:p text:style-name="P43">Vérification placement par le moteur :</text:p>
          <text:list>
            <text:list-item>
              <text:p text:style-name="P43">La marée est basse.</text:p>
            </text:list-item>
            <text:list-item>
              <text:p text:style-name="P43">La tuile ciblée est eau profonde et de placement_petrolier_n.</text:p>
            </text:list-item>
          </text:list>
        </text:list-item>
      </text:list>
      <text:h text:style-name="Heading_20_2" text:outline-level="2"><text:bookmark-start text:name="__RefHeading___Toc90577_1797081693"/>UI / Feedback joueur<text:bookmark-end text:name="__RefHeading___Toc90577_1797081693"/></text:h>
      <text:list text:style-name="L15">
        <text:list-item>
          <text:p text:style-name="P44">Indicateur visuel pour montrer où la plateforme peut être placée (ex. surbrillance des tuiles valides).<text:span text:style-name="T5"/></text:p>
        </text:list-item>
        <text:list-item>
          <text:p text:style-name="P44">Affichage de la production actuelle de pétrole par plateforme (icône + compteur).</text:p>
        </text:list-item>
      </text:list>
      <text:h text:style-name="Heading_20_1" text:outline-level="1" text:is-list-header="true"><text:bookmark-start text:name="__RefHeading___Toc90579_1797081693"/><text:soft-page-break/>Maj du temps <text:bookmark-end text:name="__RefHeading___Toc90579_1797081693"/></text:h>
      <text:h text:style-name="Heading_20_2" text:outline-level="2" text:is-list-header="true"><text:bookmark-start text:name="__RefHeading___Toc90581_1797081693"/>Fonction principale<text:bookmark-end text:name="__RefHeading___Toc90581_1797081693"/></text:h>
      <text:list text:style-name="L16">
        <text:list-item>
          <text:p text:style-name="P45">Objectif : permettre au joueur ou au développeur de modifier la vitesse du temps pour des démos, tests ou gameplay.</text:p>
        </text:list-item>
        <text:list-item>
          <text:p text:style-name="P45">Effet : accélère le passage du temps du jeu par rapport au temps réel.</text:p>
        </text:list-item>
      </text:list>
      <text:h text:style-name="Heading_20_2" text:outline-level="2"><text:bookmark-start text:name="__RefHeading___Toc90583_1797081693"/>Paramètres<text:bookmark-end text:name="__RefHeading___Toc90583_1797081693"/></text:h>
      <text:list text:style-name="L17">
        <text:list-item>
          <text:p text:style-name="P46">Facteur de vitesse : possibilité de mettre le temps en x0.5, ×2, x4.</text:p>
        </text:list-item>
      </text:list>
      <text:h text:style-name="Heading_20_2" text:outline-level="2"><text:bookmark-start text:name="__RefHeading___Toc90585_1797081693"/>Limites :<text:bookmark-end text:name="__RefHeading___Toc90585_1797081693"/></text:h>
      <text:list text:style-name="L18">
        <text:list-item>
          <text:p text:style-name="P47">Le temps ne peut jamais être mis en pause.</text:p>
        </text:list-item>
      </text:list>
      <text:list text:style-name="L19">
        <text:list-item>
          <text:p text:style-name="P48">Le cycle de marée continue à être calculé proportionnellement à la vitesse modifiée.</text:p>
        </text:list-item>
      </text:list>
      <text:h text:style-name="Heading_20_2" text:outline-level="2" text:is-list-header="true"><text:bookmark-start text:name="__RefHeading___Toc90587_1797081693"/>Impact sur les mécaniques du jeu<text:bookmark-end text:name="__RefHeading___Toc90587_1797081693"/></text:h>
      <text:p text:style-name="Standard"><text:bookmark-start text:name="__RefHeading___Toc90589_1797081693"/>Marée : <text:bookmark-end text:name="__RefHeading___Toc90589_1797081693"/></text:p>
      <text:list text:style-name="L20">
        <text:list-item>
          <text:p text:style-name="P49"><text:span text:style-name="T31">L</text:span>e cycle de 3 minutes est proportionnel au facteur de vitesse (ex. ×2→cycle = 1,5min réel).</text:p>
        </text:list-item>
      </text:list>
      <text:p text:style-name="Standard"><text:bookmark-start text:name="__RefHeading___Toc90591_1797081693"/>Unités et pathfinding : <text:bookmark-end text:name="__RefHeading___Toc90591_1797081693"/></text:p>
      <text:list text:style-name="L21">
        <text:list-item>
          <text:p text:style-name="P65"><text:span text:style-name="T11">D</text:span><text:span text:style-name="T5">éplacements et actions restent cohérents avec la vitesse du temps.</text:span></text:p>
        </text:list-item>
      </text:list>
      <text:p text:style-name="Standard"><text:bookmark-start text:name="__RefHeading___Toc90593_1797081693"/>Production : <text:bookmark-end text:name="__RefHeading___Toc90593_1797081693"/></text:p>
      <text:list text:style-name="L22">
        <text:list-item>
          <text:p text:style-name="P66"><text:span text:style-name="T12">R</text:span><text:span text:style-name="T5">essources générées (ex. pétrole par plateforme) sont proportionnelles au facteur de vitesse.</text:span></text:p>
        </text:list-item>
      </text:list>
      <text:p text:style-name="Standard"><text:bookmark-start text:name="__RefHeading___Toc90595_1797081693"/>UI / Feedback joueur :<text:bookmark-end text:name="__RefHeading___Toc90595_1797081693"/></text:p>
      <text:list text:style-name="L23">
        <text:list-item>
          <text:p text:style-name="P67"><text:span text:style-name="T13">I</text:span><text:span text:style-name="T5">ndicateur visible du facteur de vitesse actuel (ex. compteur ou icône).</text:span></text:p>
        </text:list-item>
        <text:list-item>
          <text:p text:style-name="P50">Option d’accélération accessible via boutons dédiés.</text:p>
        </text:list-item>
      </text:list>
      <text:p text:style-name="Standard"><text:bookmark-start text:name="__RefHeading___Toc90597_1797081693"/>Implémentation technique :<text:bookmark-end text:name="__RefHeading___Toc90597_1797081693"/></text:p>
      <text:list text:style-name="L24">
        <text:list-item>
          <text:p text:style-name="P51">Tous les timers du jeu (marée, production, actions des unités) doivent être multipliés par le facteur de vitesse actuel.</text:p>
        </text:list-item>
        <text:list-item>
          <text:p text:style-name="P68"><text:soft-page-break/><text:span text:style-name="T5">Doit être compatible avec le recalcul automatique de pathfinding à chaque changement de marée.</text:span></text:p>
        </text:list-item>
      </text:list>
      <text:h text:style-name="Heading_20_1" text:outline-level="1"><text:bookmark-start text:name="__RefHeading___Toc10923_2420880953"/>Base principale<text:bookmark-end text:name="__RefHeading___Toc10923_2420880953"/></text:h>
      <text:h text:style-name="P23" text:outline-level="2"><text:bookmark-start text:name="__RefHeading___Toc90613_1797081693"/>Fonction principale<text:bookmark-end text:name="__RefHeading___Toc90613_1797081693"/></text:h>
      <text:p text:style-name="P9">Plateforme pétrolière fixe.</text:p>
      <text:p text:style-name="P9">Génère du pétrole par seconde.</text:p>
      <text:p text:style-name="P13"><text:span text:style-name="T5">Dispose d’un système de défense automatique léger contre les unités ennemies proches </text:span><text:span text:style-name="T14">(2 dégâts / seconde)</text:span><text:span text:style-name="T5">.</text:span></text:p>
      <text:h text:style-name="P23" text:outline-level="2"><text:bookmark-start text:name="__RefHeading___Toc90615_1797081693"/>Améliorations<text:bookmark-end text:name="__RefHeading___Toc90615_1797081693"/></text:h>
      <text:p text:style-name="P9">Améliorables avec des pièces selon 3 axes :</text:p>
      <text:p text:style-name="P9">Destruction</text:p>
      <text:p text:style-name="P9">Dégâts</text:p>
      <text:p text:style-name="P9">Cadence de tir</text:p>
      <text:p text:style-name="P9">Chaque amélioration comporte 4 niveaux (niveau 1 gratuit par défaut).</text:p>
      <text:h text:style-name="P23" text:outline-level="2"><text:bookmark-start text:name="__RefHeading___Toc90617_1797081693"/>Conditions / contraintes<text:bookmark-end text:name="__RefHeading___Toc90617_1797081693"/></text:h>
      <text:p text:style-name="P9">Base fixe, ne peut pas être déplacée.</text:p>
      <text:p text:style-name="P9">Les améliorations sont appliquées progressivement et instantanément.</text:p>
      <text:h text:style-name="P23" text:outline-level="2"><text:bookmark-start text:name="__RefHeading___Toc90619_1797081693"/>Interaction avec le gameplay<text:bookmark-end text:name="__RefHeading___Toc90619_1797081693"/></text:h>
      <text:p text:style-name="P9">Défense automatique contre unités ennemies proches.</text:p>
      <text:p text:style-name="P9">Production continue de pétrole selon le niveau actuel.</text:p>
      <text:h text:style-name="P23" text:outline-level="2" text:is-list-header="true"><text:bookmark-start text:name="__RefHeading___Toc90621_1797081693"/>UI / Feedback joueur<text:bookmark-end text:name="__RefHeading___Toc90621_1797081693"/></text:h>
      <text:p text:style-name="P9">Affichage du niveau actuel des améliorations.</text:p>
      <text:p text:style-name="P9">Indication de la production de pétrole et puissance de défense.</text:p>
      <text:p text:style-name="P9"><text:soft-page-break/>Interface pour acheter améliorations (coût et effet clairement affichés).</text:p>
      <text:h text:style-name="P23" text:outline-level="2" text:is-list-header="true"><text:bookmark-start text:name="__RefHeading___Toc90623_1797081693"/>Implémentation technique<text:bookmark-end text:name="__RefHeading___Toc90623_1797081693"/></text:h>
      <text:p text:style-name="P9">Gestion automatique de la production de pétrole.</text:p>
      <text:p text:style-name="P9">Vérification des ressources du joueur pour appliquer les améliorations.</text:p>
      <text:p text:style-name="Text_20_body"><text:bookmark-start text:name="__RefHeading___Toc90599_1797081693"/>Mise à jour instantanée des statistiques de la base après amélioration.<text:bookmark-end text:name="__RefHeading___Toc90599_1797081693"/></text:p>
      <text:h text:style-name="P20" text:outline-level="1"><text:bookmark-start text:name="__RefHeading___Toc10925_2420880953"/>Améliorations des bases<text:bookmark-end text:name="__RefHeading___Toc10925_2420880953"/></text:h>
      <text:h text:style-name="Heading_20_2" text:outline-level="2"><text:bookmark-start text:name="__RefHeading___Toc90601_1797081693"/>Fonction principale<text:bookmark-end text:name="__RefHeading___Toc90601_1797081693"/></text:h>
      <text:p text:style-name="P14"><text:span text:style-name="T5">Permet d’augmenter les dégâts et </text:span><text:span text:style-name="T15">la </text:span><text:span text:style-name="T5">cadence de tir des bases.</text:span></text:p>
      <text:p text:style-name="P8">Chaque amélioration comporte 4 niveaux.</text:p>
      <text:h text:style-name="Heading_20_2" text:outline-level="2" text:is-list-header="true"><text:bookmark-start text:name="__RefHeading___Toc90603_1797081693"/>Types d’améliorations<text:bookmark-end text:name="__RefHeading___Toc90603_1797081693"/></text:h>
      <text:p text:style-name="Standard"><text:bookmark-start text:name="__RefHeading___Toc50780_1797081693"/>Destruction : <text:bookmark-end text:name="__RefHeading___Toc50780_1797081693"/></text:p>
      <text:list text:style-name="L25">
        <text:list-item>
          <text:list>
            <text:list-item>
              <text:p text:style-name="P53">1 : 1 pièce – Coût : Gratuit (défaut)</text:p>
            </text:list-item>
            <text:list-item>
              <text:p text:style-name="P53">2 : 2 pièces – Coût : 100 pièces</text:p>
            </text:list-item>
            <text:list-item>
              <text:p text:style-name="P53">3 : 3 pièces – Coût : 200 pièces</text:p>
            </text:list-item>
            <text:list-item>
              <text:p text:style-name="P53">4 : 4 pièces – Coût : 500 pièces</text:p>
            </text:list-item>
          </text:list>
        </text:list-item>
      </text:list>
      <text:p text:style-name="Standard"><text:bookmark-start text:name="__RefHeading___Toc50782_1797081693"/>Dégâts de la base : <text:bookmark-end text:name="__RefHeading___Toc50782_1797081693"/></text:p>
      <text:list text:continue-numbering="true" text:style-name="L25">
        <text:list-item>
          <text:list>
            <text:list-item>
              <text:p text:style-name="P53">1 : 10% du blindage de la Chaloupe – Coût : Gratuit (défaut) </text:p>
            </text:list-item>
            <text:list-item>
              <text:p text:style-name="P53">2 : 20% du blindage de la Chaloupe – Coût : 200 pièces</text:p>
            </text:list-item>
            <text:list-item>
              <text:p text:style-name="P53">3 : 30% du blindage de la Chaloupe – Coût : 400 pièces</text:p>
            </text:list-item>
            <text:list-item>
              <text:p text:style-name="P53">4 : 40% du blindage de la Chaloupe – Coût : 600 pièces</text:p>
            </text:list-item>
          </text:list>
        </text:list-item>
      </text:list>
      <text:p text:style-name="Standard"><text:bookmark-start text:name="__RefHeading___Toc50784_1797081693"/>Vitesse de la base : <text:bookmark-end text:name="__RefHeading___Toc50784_1797081693"/></text:p>
      <text:list text:continue-numbering="true" text:style-name="L25">
        <text:list-item>
          <text:list>
            <text:list-item>
              <text:p text:style-name="P53">1 : 1 tir / 4 secondes – Coût : Gratuit (défaut)</text:p>
            </text:list-item>
            <text:list-item>
              <text:p text:style-name="P53">2 : 2 tir / 4 secondes – Coût : 200 pièces</text:p>
            </text:list-item>
            <text:list-item>
              <text:p text:style-name="P53"><text:soft-page-break/>3 : 3 tir / 4 secondes – Coût : 400 pièces</text:p>
            </text:list-item>
            <text:list-item>
              <text:p text:style-name="P53">4 : 4 tir / 4 secondes – Coût : 600 pièces</text:p>
            </text:list-item>
          </text:list>
        </text:list-item>
      </text:list>
      <text:h text:style-name="Heading_20_2" text:outline-level="2"><text:bookmark-start text:name="__RefHeading___Toc90605_1797081693"/>Conditions / contraintes<text:bookmark-end text:name="__RefHeading___Toc90605_1797081693"/></text:h>
      <text:p text:style-name="P8">Chaque amélioration est indépendante.</text:p>
      <text:p text:style-name="P8">Le joueur doit disposer du nombre de pièces nécessaire pour passer au niveau supérieur.</text:p>
      <text:p text:style-name="P8">Les améliorations peuvent être appliquées progressivement (niveau 1 → 2 → 3 → 4).</text:p>
      <text:h text:style-name="Heading_20_2" text:outline-level="2"><text:bookmark-start text:name="__RefHeading___Toc90607_1797081693"/>UI / Feedback joueur<text:bookmark-end text:name="__RefHeading___Toc90607_1797081693"/></text:h>
      <text:p text:style-name="P8">Interface indiquant :</text:p>
      <text:list text:style-name="L26">
        <text:list-item>
          <text:p text:style-name="P54">le niveau actuel de chaque amélioration,</text:p>
        </text:list-item>
        <text:list-item>
          <text:p text:style-name="P54">le coût pour passer au niveau suivant,</text:p>
        </text:list-item>
        <text:list-item>
          <text:p text:style-name="P54">effets visibles sur PV, dégâts et cadence de tir.</text:p>
        </text:list-item>
      </text:list>
      <text:h text:style-name="Heading_20_2" text:outline-level="2" text:is-list-header="true"><text:bookmark-start text:name="__RefHeading___Toc90609_1797081693"/>Implémentation technique<text:bookmark-end text:name="__RefHeading___Toc90609_1797081693"/></text:h>
      <text:p text:style-name="P8">Chaque niveau doit être lié à des valeurs fixes dans le moteur pour PV, dégâts et cadence.</text:p>
      <text:p text:style-name="P8">Vérification de ressources : le joueur ne peut pas acheter un niveau supérieur sans pièces suffisantes.</text:p>
      <text:p text:style-name="P8">Mise à jour instantanée des statistiques de la base après achat.</text:p>
      <text:h text:style-name="P21" text:outline-level="1" text:is-list-header="true"><text:bookmark-start text:name="__RefHeading___Toc90625_1797081693"/>Les trophées<text:bookmark-end text:name="__RefHeading___Toc90625_1797081693"/></text:h>
      <text:p text:style-name="P8">Les trophées sont une idée envisageable mais non obligatoire. Dans le cas où nous les implémentons, nous nous réservons le droit de ne pas en divulguer la liste. Nous précisons cependant qu’il sera possible de les réinitialiser à zéro si nous les mettons en place.</text:p>
      <text:h text:style-name="Heading_20_1" text:outline-level="1"><text:bookmark-start text:name="__RefHeading___Toc2724_365848881"/><text:line-break/><text:bookmark text:name="docs-internal-guid-7247c9b8-7fff-f990-2991-8ef852a6dcfa"/><text:span text:style-name="T5">IA</text:span><text:bookmark-end text:name="__RefHeading___Toc2724_365848881"/></text:h>
      <text:h text:style-name="Heading_20_2" text:outline-level="2"><text:bookmark-start text:name="__RefHeading___Toc2726_365848881"/>IA de mouvement<text:bookmark-end text:name="__RefHeading___Toc2726_365848881"/></text:h>
      <text:p text:style-name="P8">Algorithme utilisé : A* (A étoiles) pour calculer les déplacements des unités.</text:p>
      <text:h text:style-name="Heading_20_2" text:outline-level="2"><text:bookmark-start text:name="__RefHeading___Toc2728_365848881"/>Gestion des collisions :<text:bookmark-end text:name="__RefHeading___Toc2728_365848881"/></text:h>
      <text:p text:style-name="P8">Les unités évitent automatiquement les obstacles et tuiles infranchissables grâce aux types de terrain (eaux profondes, peu profondes, îles, récifs, îles quantiques).</text:p>
      <text:h text:style-name="Heading_20_2" text:outline-level="2" text:is-list-header="true"><text:bookmark-start text:name="__RefHeading___Toc2730_365848881"/>IA de jeu (décisions stratégiques) :<text:bookmark-end text:name="__RefHeading___Toc2730_365848881"/></text:h>
      <text:p text:style-name="P8">À développer : l’IA doit choisir entre plusieurs actions possibles, telles que :</text:p>
      <text:list text:style-name="L27">
        <text:list-item>
          <text:p text:style-name="P56">Améliorer la base principale.</text:p>
        </text:list-item>
        <text:list-item>
          <text:p text:style-name="P56">Produire de nouvelles unités.</text:p>
        </text:list-item>
        <text:list-item>
          <text:p text:style-name="P69"><text:span text:style-name="T5">Attaquer des unités ou </text:span><text:span text:style-name="T16">la </text:span><text:span text:style-name="T5">base ennemie.</text:span></text:p>
        </text:list-item>
        <text:list-item>
          <text:p text:style-name="P56">Défendre la base.</text:p>
        </text:list-item>
        <text:list-item>
          <text:p text:style-name="P56">Construire des plateformes.</text:p>
        </text:list-item>
      </text:list>
      <text:h text:style-name="Heading_20_2" text:outline-level="2"><text:bookmark-start text:name="__RefHeading___Toc2732_365848881"/>Conditions / contraintes<text:bookmark-end text:name="__RefHeading___Toc2732_365848881"/></text:h>
      <text:p text:style-name="P8">Les choix de l’IA doivent être cohérents avec l’état actuel du jeu (ressources disponibles, position des unités, état des bases).</text:p>
      <text:p text:style-name="P8">Les déplacements doivent être recalculés automatiquement si la marée change ou si le terrain évolue (ex. îles quantiques générées ou disparues).</text:p>
      <text:h text:style-name="Heading_20_2" text:outline-level="2"><text:bookmark-start text:name="__RefHeading___Toc2734_365848881"/><text:soft-page-break/>Implémentation technique<text:bookmark-end text:name="__RefHeading___Toc2734_365848881"/></text:h>
      <text:p text:style-name="P8">Pathfinding : A* adapté au système de tuiles et types de terrain.</text:p>
      <text:p text:style-name="P8">Décision stratégique : algorithme à développer, pouvant être basé sur un système de priorités ou un arbre de décision.</text:p>
      <text:p text:style-name="P8">Interaction avec le gameplay : l’IA doit respecter les mêmes règles que le joueur pour placement, déplacements et actions.</text:p>
      <text:h text:style-name="Heading_20_1" text:outline-level="1" text:is-list-header="true"><text:bookmark-start text:name="__RefHeading___Toc2736_365848881"/>Sélection d’unités<text:bookmark-end text:name="__RefHeading___Toc2736_365848881"/></text:h>
      <text:h text:style-name="Heading_20_2" text:outline-level="2"><text:bookmark-start text:name="__RefHeading___Toc2738_365848881"/>Fonction principale<text:bookmark-end text:name="__RefHeading___Toc2738_365848881"/></text:h>
      <text:p text:style-name="P8">Permet au joueur de sélectionner une ou plusieurs unités pour effectuer des actions.</text:p>
      <text:p text:style-name="P8">Actions possibles après sélection :</text:p>
      <text:p text:style-name="P8">Déplacement collectif vers une destination.</text:p>
      <text:p text:style-name="P8">Attaque coordonnée sur des cibles ennemies.</text:p>
      <text:h text:style-name="Heading_20_2" text:outline-level="2"><text:bookmark-start text:name="__RefHeading___Toc2740_365848881"/>Interface / Interaction<text:bookmark-end text:name="__RefHeading___Toc2740_365848881"/></text:h>
      <text:p text:style-name="P8">Méthodes de sélection :</text:p>
      <text:p text:style-name="P8">Clic individuel sur une unité.</text:p>
      <text:p text:style-name="P8">Clic + glisser pour créer un rectangle de sélection (sélection multiple).</text:p>
      <text:p text:style-name="P8">Indicateur visuel : chaque unité sélectionnée est mise en surbrillance ou encadrée.</text:p>
      <text:h text:style-name="Heading_20_2" text:outline-level="2"><text:bookmark-start text:name="__RefHeading___Toc2742_365848881"/>Contraintes / règles<text:bookmark-end text:name="__RefHeading___Toc2742_365848881"/></text:h>
      <text:p text:style-name="P8">Les unités sélectionnées doivent suivre les mêmes règles de déplacement que définies dans l’IA de mouvement (A*, types de terrain, collisions).</text:p>
      <text:p text:style-name="P8">Les unités sélectionnées peuvent recevoir un ordre unique (déplacement ou attaque), et se déplacent/attaquent de manière cohérente et synchronisée.</text:p>
      <text:h text:style-name="Heading_20_2" text:outline-level="2"><text:bookmark-start text:name="__RefHeading___Toc2744_365848881"/>Implémentation technique<text:bookmark-end text:name="__RefHeading___Toc2744_365848881"/></text:h>
      <text:p text:style-name="Text_20_body"/>
      <text:p text:style-name="P14"><text:soft-page-break/><text:span text:style-name="T5">Gestion du groupe de sélection : liste interne des unités sélectionnées.</text:span></text:p>
      <text:p text:style-name="P8">Application des ordres : chaque unité du groupe calcule son propre chemin via A* vers la destination ou cible assignée.</text:p>
      <text:p text:style-name="P8">Interaction avec le joueur : les ordres peuvent être donnés via clic droit.</text:p>
      <text:h text:style-name="Heading_20_1" text:outline-level="1"><text:bookmark-start text:name="__RefHeading___Toc2746_365848881"/>Algorithme de sélection d’unités<text:bookmark-end text:name="__RefHeading___Toc2746_365848881"/></text:h>
      <text:h text:style-name="Heading_20_2" text:outline-level="2"><text:bookmark-start text:name="__RefHeading___Toc2748_365848881"/>Principe<text:bookmark-end text:name="__RefHeading___Toc2748_365848881"/></text:h>
      <text:p text:style-name="P8">Le joueur clique et glisse pour dessiner un rectangle de sélection sur l’écran.</text:p>
      <text:p text:style-name="P8">Toutes les unités dont la position (x, y) est à l’intérieur du rectangle sont ajoutées au groupe sélectionné.</text:p>
      <text:h text:style-name="Heading_20_2" text:outline-level="2"><text:bookmark-start text:name="__RefHeading___Toc2750_365848881"/>Étapes de l’algorithme<text:bookmark-end text:name="__RefHeading___Toc2750_365848881"/></text:h>
      <text:p text:style-name="P8">Détecter le début du rectangle : position du clic initial (x0, y0).</text:p>
      <text:p text:style-name="P8">Suivre le curseur : obtenir la position actuelle du curseur (x1, y1) pendant que le bouton de la souris est maintenu.</text:p>
      <text:p text:style-name="P8">Créer le rectangle de sélection :</text:p>
      <text:p text:style-name="P8">Définir les bornes : min(x0, x1), max(x0, x1), min(y0, y1), max(y0, y1).</text:p>
      <text:p text:style-name="P8">Vérifier chaque unité :</text:p>
      <text:p text:style-name="P8">Pour chaque unité, vérifier si sa position se trouve à l’intérieur des bornes du rectangle si c’est une troupe a nous.</text:p>
      <text:p text:style-name="P8">Ajouter à la sélection :</text:p>
      <text:p text:style-name="P8">Si oui, l’unité est ajoutée à la liste des unités sélectionnées.</text:p>
      <text:h text:style-name="Heading_20_2" text:outline-level="2"><text:bookmark-start text:name="__RefHeading___Toc2752_365848881"/>Contraintes<text:bookmark-end text:name="__RefHeading___Toc2752_365848881"/></text:h>
      <text:p text:style-name="P8">La sélection doit fonctionner quelle que soit la direction du glissé (haut-gauche → bas-droit, bas-droit → haut-gauche, etc.).</text:p>
      <text:p text:style-name="P8">L’algorithme doit être rapide même avec beaucoup d’unités.</text:p>
      <text:h text:style-name="Heading_20_2" text:outline-level="2"><text:bookmark-start text:name="__RefHeading___Toc2754_365848881"/><text:soft-page-break/>UI / Feedback<text:bookmark-end text:name="__RefHeading___Toc2754_365848881"/></text:h>
      <text:p text:style-name="P8">Dessiner le rectangle de sélection sur l’écran pendant le glissé pour que le joueur visualise la zone.</text:p>
      <text:h text:style-name="P22" text:outline-level="1"><text:bookmark-start text:name="__RefHeading___Toc3826_2420880953"/>Type d’algorithme utilisé :<text:bookmark-end text:name="__RefHeading___Toc3826_2420880953"/></text:h>
      <text:list text:style-name="L28">
        <text:list-item>
          <text:p text:style-name="P72">Algo A* pour les déplacements (en fonction des types de tiled, inclus la récupération de la position, des tuiles etc) </text:p>
        </text:list-item>
        <text:list-item>
          <text:p text:style-name="P72">Algo de sélection d'unité </text:p>
        </text:list-item>
        <text:list-item>
          <text:p text:style-name="P70"><text:span text:style-name="T19">Algo bruit de perlin inversé pour la génération </text:span>d'îles quantiques </text:p>
        </text:list-item>
        <text:list-item>
          <text:p text:style-name="P72">Algo de transformation de terrain entre les marées </text:p>
        </text:list-item>
        <text:list-item>
          <text:p text:style-name="P72">Algo d’écoulement de temps (accéléré, marée) </text:p>
        </text:list-item>
        <text:list-item>
          <text:p text:style-name="P71"><text:span text:style-name="T19">Algo d'attaques aux alentours </text:span><text:span text:style-name="T33">des </text:span>base<text:span text:style-name="T32">s</text:span> et unités <text:span text:style-name="T19">(modifié)</text:span></text:p>
        </text:list-item>
        <text:list-item>
          <text:p text:style-name="P72">Algo de vérification de l'achat </text:p>
        </text:list-item>
        <text:list-item>
          <text:p text:style-name="P73">Algo de vérification de la destruction d'unité</text:p>
        </text:list-item>
        <text:list-item>
          <text:p text:style-name="P73">Algo de défense de la base</text:p>
        </text:list-item>
        <text:list-item>
          <text:p text:style-name="P74">Algo de succè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cm" style:contextual-spacing="false" fo:line-height="115%"/>
      <style:text-properties fo:font-size="13pt" fo:font-weight="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style:page-number="auto" fo:padding="0.101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master-page-name="">
      <style:paragraph-properties fo:margin-top="2cm" fo:margin-bottom="0.21cm" style:contextual-spacing="false" fo:text-align="justify" style:justify-single-word="false" style:page-number="auto"/>
      <style:text-properties fo:font-size="42pt" style:text-underline-style="solid" style:text-underline-width="auto" style:text-underline-color="font-color"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top="0.101cm" fo:margin-bottom="0.25cm" style:contextual-spacing="false" fo:text-indent="0cm" style:auto-text-indent="false"/>
      <style:text-properties fo:font-weight="normal"/>
    </style:style>
    <style:style style:name="Quotations" style:family="paragraph" style:parent-style-name="Standard" style:class="html" style:master-page-name="">
      <style:paragraph-properties fo:margin-left="1cm" fo:margin-right="1cm" fo:margin-top="0.3cm" fo:margin-bottom="4.001cm" style:contextual-spacing="false" fo:text-align="center" style:justify-single-word="false" fo:text-indent="0cm" style:auto-text-indent="false" style:page-number="auto">
        <style:tab-stops/>
      </style:paragraph-properties>
      <style:text-properties fo:font-size="21pt" fo:font-weight="normal"/>
    </style:style>
    <style:style style:name="Footer" style:family="paragraph" style:parent-style-name="Header_20_and_20_Footer"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Header" style:master-page-name="">
      <style:paragraph-properties style:page-number="auto" fo:padding="0.101cm" fo:border="none"/>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text-properties fo:font-weight="normal"/>
    </style:style>
    <style:style style:name="Contents_20_Heading" style:display-name="Contents Heading" style:family="paragraph" style:parent-style-name="Index_20_Heading" style:class="index">
      <style:paragraph-properties fo:margin-left="0cm" fo:text-align="center" style:justify-single-word="false" fo:text-indent="0cm" style:auto-text-indent="false" fo:padding="0.049cm" fo:border-left="none" fo:border-right="none" fo:border-top="none" fo:border-bottom="1.5pt solid #1c1c1c" text:number-lines="false" text:line-number="0">
        <style:tab-stops/>
      </style:paragraph-properties>
      <style:text-properties style:font-name="Liberation Serif1" fo:font-family="'Liberation Serif'" style:font-style-name="Gras" style:font-family-generic="roman" style:font-pitch="variable" fo:font-size="20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align="center" style:justify-single-word="false" fo:text-indent="0cm" style:auto-text-indent="false" fo:padding="0.049cm" fo:border-left="none" fo:border-right="none" fo:border-top="none" fo:border-bottom="1.5pt solid #1c1c1c" text:number-lines="false" text:line-number="0"/>
      <style:text-properties style:font-name="Liberation Serif1" fo:font-family="'Liberation Serif'" style:font-style-name="Gras" style:font-family-generic="roman" style:font-pitch="variable"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2a6099" loext:opacity="100%" style:font-name="Liberation Serif1" fo:font-family="'Liberation Serif'" style:font-style-name="Gras" style:font-family-generic="roman" style:font-pitch="variable" fo:font-size="18pt" fo:font-style="italic"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0000" loext:opacity="100%" style:font-name="Liberation Serif1" fo:font-family="'Liberation Serif'" style:font-style-name="Gras" style:font-family-generic="roman" style:font-pitch="variable" fo:font-size="16pt" style:text-underline-style="solid" style:text-underline-width="auto" style:text-underline-color="font-color"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margin-top="7.001cm" fo:margin-bottom="0.21cm" style:contextual-spacing="false" fo:text-align="center" style:justify-single-word="false"/>
      <style:text-properties fo:font-size="28pt" fo:font-weight="bold" style:font-size-asian="28pt" style:font-weight-asian="bold" style:font-size-complex="28pt" style:font-weight-complex="bold"/>
    </style:style>
    <style:style style:name="Sous_20_titre_20_principale" style:display-name="Sous titre principale" style:family="paragraph" style:parent-style-name="Title" style:next-style-name="Title">
      <style:paragraph-properties fo:margin-top="0.42cm" fo:margin-bottom="8.999cm" style:contextual-spacing="true"/>
      <style:text-properties fo:font-size="14pt" fo:font-weight="normal"/>
    </style:style>
    <style:style style:name="Sender" style:family="paragraph" style:parent-style-name="Standard" style:class="extra">
      <style:paragraph-properties fo:margin-top="0cm" fo:margin-bottom="0cm" style:contextual-spacing="false" text:number-lines="false" text:line-number="0"/>
      <style:text-properties fo:font-weight="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style:font-name="Liberation Serif1" fo:font-family="'Liberation Serif'" style:font-style-name="Gras" style:font-family-generic="roman" style:font-pitch="variable" fo:font-size="16pt" fo:font-weight="bold" style:font-size-asian="16pt" style:font-weight-asian="bold" style:font-size-complex="16pt" style:font-weight-complex="bold"/>
    </style:style>
    <style:style style:name="Illustration" style:family="paragraph" style:parent-style-name="Caption" style:class="extra"/>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ad7f61" officeooo:paragraph-rsid="00ad7f61"/>
    </style:style>
    <style:style style:name="MP2" style:family="paragraph" style:parent-style-name="Footer_20_right">
      <style:paragraph-properties fo:text-align="end" style:justify-single-word="false"/>
      <style:text-properties officeooo:paragraph-rsid="002925f6"/>
    </style:style>
    <style:style style:name="MP3" style:family="paragraph" style:parent-style-name="Footer_20_right">
      <style:paragraph-properties fo:text-align="end" style:justify-single-word="false"/>
      <style:text-properties officeooo:paragraph-rsid="002780bb"/>
    </style:style>
    <style:style style:name="MT1" style:family="text">
      <style:text-properties officeooo:rsid="010896ec"/>
    </style:style>
    <style:style style:name="MT2" style:family="text">
      <style:text-properties officeooo:rsid="01556014"/>
    </style:style>
    <style:style style:name="MT3" style:family="text">
      <style:text-properties officeooo:rsid="002780bb"/>
    </style:style>
    <style:style style:name="MT4" style:family="text">
      <style:text-properties officeooo:rsid="00ae6a67"/>
    </style:style>
    <style:style style:name="MT5" style:family="text">
      <style:text-properties officeooo:rsid="00ad3fb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ame <text:span text:style-name="MT1">Technical </text:span><text:span text:style-name="MT2">Requirement</text:span> Document – Blue Frontline</text:p>
      </style:header>
      <style:footer>
        <text:p text:style-name="MP2"><text:span text:style-name="MT3">Année scolaire 202</text:span><text:span text:style-name="MT4">5</text:span><text:span text:style-name="MT3">-202</text:span><text:span text:style-name="MT4">6</text:span><text:span text:style-name="MT3"> Page </text:span><text:bookmark-start text:name="PageNumWizard_FOOTER_Première page1 Copie 3"/><text:bookmark-start text:name="PageNumWizard_FOOTER_Première page1 Copie 2 Copie 1"/><text:page-number text:select-page="current">18</text:page-number><text:bookmark-end text:name="PageNumWizard_FOOTER_Première page1 Copie 3"/><text:bookmark-end text:name="PageNumWizard_FOOTER_Première page1 Copie 2 Copie 1"/>/<text:page-count>18</text:page-count></text:p>
      </style:footer>
    </style:master-page>
    <style:master-page style:name="First_20_Page" style:display-name="First Page" style:page-layout-name="Mpm2" draw:style-name="Mdp1" style:next-style-name="Standard">
      <style:footer>
        <text:p text:style-name="MP3"><text:s text:c="2"/><text:span text:style-name="MT3">Année scolaire 202</text:span><text:span text:style-name="MT5">5</text:span><text:span text:style-name="MT3">-202</text:span><text:span text:style-name="MT5">6</text:span><text:span text:style-name="MT3"> Page </text:span><text:bookmark-start text:name="PageNumWizard_FOOTER_Première page1 Copie 6"/><text:bookmark-start text:name="PageNumWizard_FOOTER_Première page1 Copie 2 Copie 5"/><text:page-number text:select-page="current">1</text:page-number><text:bookmark-end text:name="PageNumWizard_FOOTER_Première page1 Copie 6"/><text:bookmark-end text:name="PageNumWizard_FOOTER_Première page1 Copie 2 Copie 5"/>/<text:page-count>18</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5T22:03:56.845000000</meta:creation-date>
    <dc:date>2025-09-10T08:07:54.854000000</dc:date>
    <meta:editing-duration>P1DT11H7M33S</meta:editing-duration>
    <meta:editing-cycles>276</meta:editing-cycles>
    <meta:generator>LibreOffice/7.6.2.1$Windows_X86_64 LibreOffice_project/56f7684011345957bbf33a7ee678afaf4d2ba333</meta:generator>
    <meta:print-date>2025-06-12T20:21:20.731000000</meta:print-date>
    <meta:printed-by>Fichiers PDF</meta:printed-by>
    <meta:document-statistic meta:table-count="0" meta:image-count="0" meta:object-count="0" meta:page-count="18" meta:paragraph-count="322" meta:word-count="2341" meta:character-count="14006" meta:non-whitespace-character-count="12040"/>
  </office:meta>
</office:document-meta>
</file>